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44" manifest:media-type="application/x-openoffice-gdimetafile;windows_formatname=&quot;GDIMetaFile&quot;"/>
  <manifest:file-entry manifest:full-path="ObjectReplacements/Object 139" manifest:media-type="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meta.xml" manifest:media-type="text/xml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settings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Thumbnails/thumbnail.png" manifest:media-type="image/png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manifest.rdf" manifest:media-type="application/rdf+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_5f_Header_20_N_20_page_20_impaire_20__28_D_29_">
      <style:text-properties officeooo:rsid="02757f12"/>
    </style:style>
    <style:style style:name="P76" style:family="paragraph" style:parent-style-name="_5f_Header_20_N_20_page_20_impaire_20__28_D_29_">
      <style:paragraph-properties fo:text-align="start" style:justify-single-word="false"/>
    </style:style>
    <style:style style:name="P77" style:family="paragraph" style:parent-style-name="_5f_Header_20_N_20_page_20_impaire_20__28_D_29_">
      <style:text-properties officeooo:rsid="027aa87d" officeooo:paragraph-rsid="027aa87d"/>
    </style:style>
    <style:style style:name="P78" style:family="paragraph" style:parent-style-name="_5f_Header_20_N_20_page_20_impaire_20__28_D_29_">
      <style:text-properties officeooo:rsid="0277791e" officeooo:paragraph-rsid="0277791e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3" style:family="paragraph" style:parent-style-name="_5f_Header_20_G_20_page_20_impaire_20__28_D_29_">
      <style:text-properties officeooo:paragraph-rsid="01259ec2"/>
    </style:style>
    <style:style style:name="P94" style:family="paragraph" style:parent-style-name="_5f_Header_20_G_20_page_20_impaire_20__28_D_29_">
      <style:text-properties officeooo:paragraph-rsid="00c87b35"/>
    </style:style>
    <style:style style:name="P95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6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_5f_Header_20_G_20_page_20_paire_20__28_G_29_">
      <style:text-properties officeooo:paragraph-rsid="00eb2abc"/>
    </style:style>
    <style:style style:name="P98" style:family="paragraph" style:parent-style-name="_5f_Header_20_G_20_page_20_paire_20__28_G_29_">
      <style:paragraph-properties fo:text-align="start" style:justify-single-word="false"/>
    </style:style>
    <style:style style:name="P99" style:family="paragraph" style:parent-style-name="_5f_Header_20_G_20_page_20_paire_20__28_G_29_">
      <style:text-properties officeooo:paragraph-rsid="0334a5be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/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Elève_5f_Fraction" style:list-style-name="_5f_Numérotation_20_des_20_exercices"/>
    <style:style style:name="P108" style:family="paragraph" style:parent-style-name="_5f_Titre_5f_Exercices_5f_sans_5f_Titre" style:list-style-name="_5f_Numérotation_20_des_20_exercices"/>
    <style:style style:name="P109" style:family="paragraph" style:parent-style-name="_5f_Titre_5f_Exercices_5f_sans_5f_Titre" style:master-page-name="_32__5f_4_5f_SERIE_5f_N_5f_GAUCHE_5f_ET_5f_DROITE_5f_2COL">
      <style:paragraph-properties style:page-number="140" fo:break-before="auto" fo:break-after="auto"/>
    </style:style>
    <style:style style:name="P110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text-align="center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/>
    <style:style style:name="T180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1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82" style:family="text">
      <style:text-properties style:use-window-font-color="true" loext:opacity="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8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65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1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3" draw:style-name="gr60" draw:text-style-name="P123" svg:width="3.918cm" svg:height="1.031cm" draw:transform="rotate (0.0876155284501153) translate (0.137583333333333cm 0.342194444444444cm)">
        <draw:text-box>
          <text:p text:style-name="P116"><text:span text:style-name="T181">Fiche supplémentaire</text:span></text:p>
        </draw:text-box>
      </draw:frame>
      <draw:frame text:anchor-type="page" text:anchor-page-number="1" draw:z-index="2" draw:name="Shape2_1" draw:style-name="gr66" draw:text-style-name="P119" svg:width="2.701cm" svg:height="0.715cm" draw:transform="rotate (0.0876155284501153) translate (1.02481944444444cm 1.37583333333333cm)">
        <draw:text-box>
          <text:p text:style-name="P116"><text:span text:style-name="T180">Série 4</text:span></text:p>
        </draw:text-box>
      </draw:frame>
      <text:list xml:id="list1774122485" text:style-name="_5f_Numérotation_20_des_20_exercices">
        <text:list-item text:start-value="1">
          <text:h text:style-name="P109" text:outline-level="1" text:restart-numbering="true" text:start-value="1"><text:span text:style-name="_5f_Caractères">Écris sous forme d'une fraction décimale.</text:span></text:h>
        </text:list-item>
      </text:list>
      <text:section text:style-name="Sect1" text:name="Section7">
        <text:list xml:id="list84254540888104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12 + </text:span><text:span text:style-name="_5f_Caractères"><draw:frame draw:style-name="fr5" draw:name="Object75" text:anchor-type="as-char" svg:y="-0.526cm" svg:width="0.94cm" svg:height="0.8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_5f_Caractères">=</text:span><text:span text:style-name="Character_5f_20_5f_style"><draw:frame draw:style-name="fr7" draw:name="Object76" text:anchor-type="as-char" svg:y="-0.556cm" svg:width="0.94cm" svg:height="0.87cm" draw:z-index="6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p>
              </text:list-item>
              <text:list-item>
                <text:p text:style-name="_5f_Paragraphe_5f_avec_5f_Num_5f_Question"><text:span text:style-name="_5f_Caractères">5 + </text:span><text:span text:style-name="_5f_Caractères"><draw:frame draw:style-name="fr5" draw:name="Object77" text:anchor-type="as-char" svg:y="-0.526cm" svg:width="1.268cm" svg:height="0.87cm" draw:z-index="7"><draw:object xlink:href="./Object 141" xlink:type="simple" xlink:show="embed" xlink:actuate="onLoad"/><draw:image xlink:href="./ObjectReplacements/Object 141" xlink:type="simple" xlink:show="embed" xlink:actuate="onLoad"/></draw:frame></text:span><text:span text:style-name="_5f_Caractères">=</text:span><text:span text:style-name="Character_5f_20_5f_style"><draw:frame draw:style-name="fr7" draw:name="Object78" text:anchor-type="as-char" svg:y="-0.556cm" svg:width="0.94cm" svg:height="0.87cm" draw:z-index="8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p>
              </text:list-item>
              <text:list-item>
                <text:p text:style-name="_5f_Paragraphe_5f_avec_5f_Num_5f_Question"><text:span text:style-name="_5f_Caractères">7 + </text:span><text:span text:style-name="_5f_Caractères"><draw:frame draw:style-name="fr5" draw:name="Object79" text:anchor-type="as-char" svg:y="-0.526cm" svg:width="0.716cm" svg:height="0.87cm" draw:z-index="9"><draw:object xlink:href="./Object 143" xlink:type="simple" xlink:show="embed" xlink:actuate="onLoad"/><draw:image xlink:href="./ObjectReplacements/Object 143" xlink:type="simple" xlink:show="embed" xlink:actuate="onLoad"/></draw:frame></text:span><text:span text:style-name="_5f_Caractères">=</text:span><text:span text:style-name="Character_5f_20_5f_style"><draw:frame draw:style-name="fr7" draw:name="Object80" text:anchor-type="as-char" svg:y="-0.556cm" svg:width="0.94cm" svg:height="0.87cm" draw:z-index="291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p>
              </text:list-item>
              <text:list-item>
                <text:p text:style-name="_5f_Paragraphe_5f_avec_5f_Num_5f_Question"><text:span text:style-name="_5f_Caractères">47 + </text:span><text:span text:style-name="_5f_Caractères"><draw:frame draw:style-name="fr5" draw:name="Object81" text:anchor-type="as-char" svg:y="-0.526cm" svg:width="0.94cm" svg:height="0.87cm" draw:z-index="293"><draw:object xlink:href="./Object 145" xlink:type="simple" xlink:show="embed" xlink:actuate="onLoad"/><draw:image xlink:href="./ObjectReplacements/Object 145" xlink:type="simple" xlink:show="embed" xlink:actuate="onLoad"/></draw:frame></text:span><text:span text:style-name="_5f_Caractères">=</text:span><text:span text:style-name="Character_5f_20_5f_style"><draw:frame draw:style-name="fr7" draw:name="Object82" text:anchor-type="as-char" svg:y="-0.556cm" svg:width="0.94cm" svg:height="0.87cm" draw:z-index="391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p>
              </text:list-item>
            </text:list>
          </text:list-item>
        </text:list>
      </text:section>
      <text:list xml:id="list84255267048876" text:continue-numbering="true" text:style-name="_5f_Numérotation_20_des_20_exercices">
        <text:list-item>
          <text:h text:style-name="P108" text:outline-level="1"><text:span text:style-name="_5f_Caractères">Écris sous forme d’une somme d’un nombre entier et d’une seule fraction décimale, puis sous forme d’un nombre décimal.</text:span></text:h>
        </text:list-item>
      </text:list>
      <text:h text:style-name="_5f_Paragraphe_5f_Exemple_5f_avec_5f_Titre" text:outline-level="1"><text:span text:style-name="_5f_Caractères">Exemple : </text:span><text:span text:style-name="_5f_Caractères"><draw:frame draw:style-name="fr5" draw:name="Object83" text:anchor-type="as-char" svg:y="-0.526cm" svg:width="0.766cm" svg:height="0.87cm" draw:z-index="10"><draw:object xlink:href="./Object 147" xlink:type="simple" xlink:show="embed" xlink:actuate="onLoad"/><draw:image xlink:href="./ObjectReplacements/Object 147" xlink:type="simple" xlink:show="embed" xlink:actuate="onLoad"/></draw:frame></text:span><text:span text:style-name="_5f_Caractères">= 1 + </text:span><text:span text:style-name="_5f_Caractères"><draw:frame draw:style-name="fr5" draw:name="Object84" text:anchor-type="as-char" svg:y="-0.526cm" svg:width="0.766cm" svg:height="0.87cm" draw:z-index="11"><draw:object xlink:href="./Object 148" xlink:type="simple" xlink:show="embed" xlink:actuate="onLoad"/><draw:image xlink:href="./ObjectReplacements/Object 148" xlink:type="simple" xlink:show="embed" xlink:actuate="onLoad"/></draw:frame></text:span><text:span text:style-name="_5f_Caractères">= 1,5.</text:span></text:h>
      <text:list xml:id="list8425443224014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draw:frame draw:style-name="fr5" draw:name="Object85" text:anchor-type="as-char" svg:y="-0.526cm" svg:width="0.94cm" svg:height="0.87cm" draw:z-index="12"><draw:object xlink:href="./Object 149" xlink:type="simple" xlink:show="embed" xlink:actuate="onLoad"/><draw:image xlink:href="./ObjectReplacements/Object 149" xlink:type="simple" xlink:show="embed" xlink:actuate="onLoad"/></draw:frame></text:span><text:span text:style-name="_5f_Caractères">= </text:span><text:span text:style-name="_5f_pointillés_20_gris">……… </text:span><text:span text:style-name="_5f_Caractères">+</text:span><text:span text:style-name="_5f_Caractères"><draw:frame draw:style-name="fr7" draw:name="Object86" text:anchor-type="as-char" svg:y="-0.556cm" svg:width="0.94cm" svg:height="0.87cm" draw:z-index="13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_5f_Caractères">= </text:span><text:span text:style-name="_5f_pointillés_20_gris">………</text:span></text:p>
            </text:list-item>
            <text:list-item>
              <text:p text:style-name="_5f_Paragraphe_5f_avec_5f_Num_5f_Question"><text:span text:style-name="_5f_Caractères"><draw:frame draw:style-name="fr5" draw:name="Object87" text:anchor-type="as-char" svg:y="-0.526cm" svg:width="0.94cm" svg:height="0.87cm" draw:z-index="14"><draw:object xlink:href="./Object 151" xlink:type="simple" xlink:show="embed" xlink:actuate="onLoad"/><draw:image xlink:href="./ObjectReplacements/Object 151" xlink:type="simple" xlink:show="embed" xlink:actuate="onLoad"/></draw:frame></text:span><text:span text:style-name="_5f_Caractères">= </text:span><text:span text:style-name="_5f_pointillés_20_gris">……… </text:span><text:span text:style-name="_5f_Caractères">+</text:span><text:span text:style-name="_5f_Caractères"><draw:frame draw:style-name="fr7" draw:name="Object88" text:anchor-type="as-char" svg:y="-0.556cm" svg:width="0.94cm" svg:height="0.87cm" draw:z-index="15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_5f_Caractères">= </text:span><text:span text:style-name="_5f_pointillés_20_gris">………</text:span></text:p>
            </text:list-item>
            <text:list-item>
              <text:p text:style-name="_5f_Paragraphe_5f_avec_5f_Num_5f_Question"><text:span text:style-name="_5f_Caractères"><draw:frame draw:style-name="fr5" draw:name="Object89" text:anchor-type="as-char" svg:y="-0.526cm" svg:width="1.268cm" svg:height="0.87cm" draw:z-index="16"><draw:object xlink:href="./Object 153" xlink:type="simple" xlink:show="embed" xlink:actuate="onLoad"/><draw:image xlink:href="./ObjectReplacements/Object 153" xlink:type="simple" xlink:show="embed" xlink:actuate="onLoad"/></draw:frame></text:span><text:span text:style-name="_5f_Caractères">= </text:span><text:span text:style-name="_5f_pointillés_20_gris">……… </text:span><text:span text:style-name="_5f_Caractères">+</text:span><text:span text:style-name="_5f_Caractères"><draw:frame draw:style-name="fr7" draw:name="Object90" text:anchor-type="as-char" svg:y="-0.512cm" svg:width="1.065cm" svg:height="0.781cm" draw:z-index="17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_5f_Caractères">= </text:span><text:span text:style-name="_5f_pointillés_20_gris">………</text:span></text:p>
            </text:list-item>
            <text:list-item>
              <text:p text:style-name="_5f_Paragraphe_5f_avec_5f_Num_5f_Question"><text:span text:style-name="_5f_Caractères"><draw:frame draw:style-name="fr5" draw:name="Object91" text:anchor-type="as-char" svg:y="-0.526cm" svg:width="0.94cm" svg:height="0.87cm" draw:z-index="18"><draw:object xlink:href="./Object 155" xlink:type="simple" xlink:show="embed" xlink:actuate="onLoad"/><draw:image xlink:href="./ObjectReplacements/Object 155" xlink:type="simple" xlink:show="embed" xlink:actuate="onLoad"/></draw:frame></text:span><text:span text:style-name="_5f_Caractères">= </text:span><text:span text:style-name="_5f_pointillés_20_gris">……… </text:span><text:span text:style-name="_5f_Caractères">+</text:span><text:span text:style-name="_5f_Caractères"><draw:frame draw:style-name="fr7" draw:name="Object92" text:anchor-type="as-char" svg:y="-0.556cm" svg:width="0.94cm" svg:height="0.87cm" draw:z-index="19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_5f_Caractères">= </text:span><text:span text:style-name="_5f_pointillés_20_gris">………</text:span></text:p>
            </text:list-item>
            <text:list-item>
              <text:p text:style-name="_5f_Paragraphe_5f_avec_5f_Num_5f_Question"><text:span text:style-name="_5f_Caractères"><draw:frame draw:style-name="fr5" draw:name="Object93" text:anchor-type="as-char" svg:y="-0.526cm" svg:width="1.268cm" svg:height="0.87cm" draw:z-index="20"><draw:object xlink:href="./Object 157" xlink:type="simple" xlink:show="embed" xlink:actuate="onLoad"/><draw:image xlink:href="./ObjectReplacements/Object 157" xlink:type="simple" xlink:show="embed" xlink:actuate="onLoad"/></draw:frame></text:span><text:span text:style-name="_5f_Caractères">= </text:span><text:span text:style-name="_5f_pointillés_20_gris">……… </text:span><text:span text:style-name="_5f_Caractères">+</text:span><text:span text:style-name="_5f_Caractères"><draw:frame draw:style-name="fr7" draw:name="Object1" text:anchor-type="as-char" svg:y="-0.556cm" svg:width="0.94cm" svg:height="0.87cm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= </text:span><text:span text:style-name="_5f_pointillés_20_gris">………,</text:span></text:p>
            </text:list-item>
            <text:list-item>
              <text:p text:style-name="_5f_Paragraphe_5f_avec_5f_Num_5f_Question"><text:span text:style-name="_5f_Caractères"><draw:frame draw:style-name="fr5" draw:name="Object95" text:anchor-type="as-char" svg:y="-0.526cm" svg:width="0.94cm" svg:height="0.87cm" draw:z-index="22"><draw:object xlink:href="./Object 159" xlink:type="simple" xlink:show="embed" xlink:actuate="onLoad"/><draw:image xlink:href="./ObjectReplacements/Object 159" xlink:type="simple" xlink:show="embed" xlink:actuate="onLoad"/></draw:frame></text:span><text:span text:style-name="_5f_Caractères">= </text:span><text:span text:style-name="_5f_pointillés_20_gris">……… </text:span><text:span text:style-name="_5f_Caractères">+</text:span><text:span text:style-name="_5f_Caractères"><draw:frame draw:style-name="fr7" draw:name="Object2" text:anchor-type="as-char" svg:y="-0.556cm" svg:width="0.94cm" svg:height="0.87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= </text:span><text:span text:style-name="_5f_pointillés_20_gris">………</text:span></text:p>
            </text:list-item>
            <text:list-item>
              <text:p text:style-name="_5f_Paragraphe_5f_avec_5f_Num_5f_Question"><text:span text:style-name="_5f_Caractères"><draw:frame draw:style-name="fr5" draw:name="Object97" text:anchor-type="as-char" svg:y="-0.526cm" svg:width="1.492cm" svg:height="0.87cm" draw:z-index="24"><draw:object xlink:href="./Object 161" xlink:type="simple" xlink:show="embed" xlink:actuate="onLoad"/><draw:image xlink:href="./ObjectReplacements/Object 161" xlink:type="simple" xlink:show="embed" xlink:actuate="onLoad"/></draw:frame></text:span><text:span text:style-name="_5f_Caractères">= </text:span><text:span text:style-name="_5f_pointillés_20_gris">……… </text:span><text:span text:style-name="_5f_Caractères">+</text:span><text:span text:style-name="_5f_Caractères"><draw:frame draw:style-name="fr7" draw:name="Object3" text:anchor-type="as-char" svg:y="-0.556cm" svg:width="0.94cm" svg:height="0.87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= </text:span><text:span text:style-name="_5f_pointillés_20_gris">………</text:span></text:p>
            </text:list-item>
          </text:list>
        </text:list-item>
        <text:list-item>
          <text:h text:style-name="_5f_Titre_5f_Exercices_5f_sans_5f_Titre" text:outline-level="1"><text:span text:style-name="_5f_Caractères">Compare chaque fraction à 1.</text:span></text:h>
        </text:list-item>
      </text:list>
      <text:section text:style-name="Sect1" text:name="Section10">
        <text:list xml:id="list84254360204915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<draw:frame draw:style-name="fr5" draw:name="Object113" text:anchor-type="as-char" svg:y="-0.526cm" svg:width="0.716cm" svg:height="0.87cm" draw:z-index="26"><draw:object xlink:href="./Object 177" xlink:type="simple" xlink:show="embed" xlink:actuate="onLoad"/><draw:image xlink:href="./ObjectReplacements/Object 177" xlink:type="simple" xlink:show="embed" xlink:actuate="onLoad"/></draw:frame></text:span><text:span text:style-name="_5f_Caractères"><text:s/></text:span><text:span text:style-name="_5f_pointillés_20_gris">…… </text:span><text:span text:style-name="_5f_Caractères">1</text:span></text:p>
              </text:list-item>
              <text:list-item>
                <text:p text:style-name="_5f_Paragraphe_5f_avec_5f_Num_5f_Question"><text:span text:style-name="_5f_Caractères"><draw:frame draw:style-name="fr5" draw:name="Object114" text:anchor-type="as-char" svg:y="-0.526cm" svg:width="0.492cm" svg:height="0.87cm" draw:z-index="27"><draw:object xlink:href="./Object 178" xlink:type="simple" xlink:show="embed" xlink:actuate="onLoad"/><draw:image xlink:href="./ObjectReplacements/Object 178" xlink:type="simple" xlink:show="embed" xlink:actuate="onLoad"/></draw:frame></text:span><text:span text:style-name="_5f_Caractères"><text:s/></text:span><text:span text:style-name="_5f_pointillés_20_gris">…… </text:span><text:span text:style-name="_5f_Caractères">1</text:span></text:p>
              </text:list-item>
              <text:list-item>
                <text:p text:style-name="_5f_Paragraphe_5f_avec_5f_Num_5f_Question"><text:span text:style-name="_5f_Caractères"><draw:frame draw:style-name="fr5" draw:name="Object115" text:anchor-type="as-char" svg:y="-0.526cm" svg:width="0.94cm" svg:height="0.87cm" draw:z-index="28"><draw:object xlink:href="./Object 179" xlink:type="simple" xlink:show="embed" xlink:actuate="onLoad"/><draw:image xlink:href="./ObjectReplacements/Object 179" xlink:type="simple" xlink:show="embed" xlink:actuate="onLoad"/></draw:frame></text:span><text:span text:style-name="_5f_Caractères"><text:s/></text:span><text:span text:style-name="_5f_pointillés_20_gris">…… </text:span><text:span text:style-name="_5f_Caractères">1</text:span></text:p>
              </text:list-item>
              <text:list-item>
                <text:p text:style-name="_5f_Paragraphe_5f_avec_5f_Num_5f_Question"><text:span text:style-name="_5f_Caractères"><draw:frame draw:style-name="fr5" draw:name="Object116" text:anchor-type="as-char" svg:y="-0.526cm" svg:width="0.492cm" svg:height="0.87cm" draw:z-index="29"><draw:object xlink:href="./Object 180" xlink:type="simple" xlink:show="embed" xlink:actuate="onLoad"/><draw:image xlink:href="./ObjectReplacements/Object 180" xlink:type="simple" xlink:show="embed" xlink:actuate="onLoad"/></draw:frame></text:span><text:span text:style-name="_5f_Caractères"><text:s/></text:span><text:span text:style-name="_5f_pointillés_20_gris">…… </text:span><text:span text:style-name="_5f_Caractères">1</text:span></text:p>
              </text:list-item>
            </text:list>
          </text:list-item>
        </text:list>
      </text:section>
      <text:list xml:id="list84254073712110" text:continue-numbering="true" text:style-name="_5f_Numérotation_20_des_20_exercices">
        <text:list-item>
          <text:h text:style-name="P108" text:outline-level="1"><text:span text:style-name="_5f_Caractères">Encadre chaque fraction par deux entiers consécutifs.</text:span></text:h>
        </text:list-item>
      </text:list>
      <text:section text:style-name="Sect1" text:name="Section11">
        <text:list xml:id="list84254588816738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pointillés_20_gris">…… </text:span><text:span text:style-name="_5f_Caractères">&lt; </text:span><text:span text:style-name="_5f_Caractères"><draw:frame draw:style-name="fr5" draw:name="Object117" text:anchor-type="as-char" svg:y="-0.526cm" svg:width="0.492cm" svg:height="0.87cm" draw:z-index="30"><draw:object xlink:href="./Object 181" xlink:type="simple" xlink:show="embed" xlink:actuate="onLoad"/><draw:image xlink:href="./ObjectReplacements/Object 181" xlink:type="simple" xlink:show="embed" xlink:actuate="onLoad"/></draw:frame></text:span><text:span text:style-name="_5f_Caractères"><text:s/>&lt; </text:span><text:span text:style-name="_5f_pointillés_20_gris">……</text:span></text:p>
              </text:list-item>
              <text:list-item>
                <text:p text:style-name="_5f_Paragraphe_5f_avec_5f_Num_5f_Question"><text:span text:style-name="_5f_pointillés_20_gris">…… </text:span><text:span text:style-name="_5f_Caractères">&lt; </text:span><text:span text:style-name="_5f_Caractères"><draw:frame draw:style-name="fr5" draw:name="Object118" text:anchor-type="as-char" svg:y="-0.526cm" svg:width="0.492cm" svg:height="0.87cm" draw:z-index="31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_5f_Caractères"><text:s/>&lt; </text:span><text:span text:style-name="_5f_pointillés_20_gris">……</text:span></text:p>
              </text:list-item>
              <text:list-item>
                <text:p text:style-name="_5f_Paragraphe_5f_avec_5f_Num_5f_Question"><text:span text:style-name="_5f_pointillés_20_gris">…… </text:span><text:span text:style-name="_5f_Caractères">&lt; </text:span><text:span text:style-name="_5f_Caractères"><draw:frame draw:style-name="fr5" draw:name="Object119" text:anchor-type="as-char" svg:y="-0.526cm" svg:width="0.492cm" svg:height="0.87cm" draw:z-index="32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_5f_Caractères"><text:s/>&lt; </text:span><text:span text:style-name="_5f_pointillés_20_gris">……</text:span></text:p>
              </text:list-item>
              <text:list-item>
                <text:p text:style-name="_5f_Paragraphe_5f_avec_5f_Num_5f_Question"><text:span text:style-name="_5f_pointillés_20_gris">…… </text:span><text:span text:style-name="_5f_Caractères">&lt; </text:span><text:span text:style-name="_5f_Caractères"><draw:frame draw:style-name="fr5" draw:name="Object120" text:anchor-type="as-char" svg:y="-0.526cm" svg:width="0.492cm" svg:height="0.87cm" draw:z-index="33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_5f_Caractères"><text:s/>&lt; </text:span><text:span text:style-name="_5f_pointillés_20_gris">……</text:span></text:p>
              </text:list-item>
            </text:list>
          </text:list-item>
        </text:list>
      </text:section>
      <text:list xml:id="list84254433976178" text:continue-numbering="true" text:style-name="_5f_Numérotation_20_des_20_exercices">
        <text:list-item>
          <text:h text:style-name="_5f_Titre_5f_Exercices_5f_sans_5f_Titre" text:outline-level="1"><text:span text:style-name="_5f_Caractères">Écris chaque fraction comme la somme d’un entier et d’une fraction plus petite que 1, puis encadre-la par deux entiers consécutifs.</text:span></text:h>
          <text:list>
            <text:list-item>
              <text:p text:style-name="_5f_Paragraphe_5f_avec_5f_Num_5f_Question"><text:span text:style-name="_5f_Caractères"><draw:frame draw:style-name="fr5" draw:name="Object124" text:anchor-type="as-char" svg:y="-0.526cm" svg:width="0.94cm" svg:height="0.87cm" draw:z-index="34"><draw:object xlink:href="./Object 188" xlink:type="simple" xlink:show="embed" xlink:actuate="onLoad"/><draw:image xlink:href="./ObjectReplacements/Object 188" xlink:type="simple" xlink:show="embed" xlink:actuate="onLoad"/></draw:frame></text:span><text:span text:style-name="_5f_Caractères">=</text:span><text:span text:style-name="_5f_pointillés_20_gris">……… </text:span><text:span text:style-name="_5f_Caractères">+</text:span><text:span text:style-name="_5f_Caractères"><draw:frame draw:style-name="fr7" draw:name="Object125" text:anchor-type="as-char" svg:y="-0.512cm" svg:width="0.864cm" svg:height="0.781cm" draw:z-index="35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_5f_Caractères">et </text:span><text:span text:style-name="_5f_pointillés_20_gris">…… </text:span><text:span text:style-name="_5f_Caractères">&lt; </text:span><text:span text:style-name="_5f_Caractères"><draw:frame draw:style-name="fr5" draw:name="Object126" text:anchor-type="as-char" svg:y="-0.526cm" svg:width="0.94cm" svg:height="0.87cm" draw:z-index="3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_5f_Caractères"><text:s/>&lt; </text:span><text:span text:style-name="_5f_pointillés_20_gris">……</text:span></text:p>
            </text:list-item>
            <text:list-item>
              <text:p text:style-name="_5f_Paragraphe_5f_avec_5f_Num_5f_Question"><text:span text:style-name="_5f_Caractères"><draw:frame draw:style-name="fr5" draw:name="Object127" text:anchor-type="as-char" svg:y="-0.526cm" svg:width="0.716cm" svg:height="0.87cm" draw:z-index="37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_5f_Caractères">=</text:span><text:span text:style-name="_5f_pointillés_20_gris">……… </text:span><text:span text:style-name="_5f_Caractères">+</text:span><text:span text:style-name="_5f_Caractères"><draw:frame draw:style-name="fr7" draw:name="Object128" text:anchor-type="as-char" svg:y="-0.512cm" svg:width="0.864cm" svg:height="0.781cm" draw:z-index="38"><draw:object xlink:href="./Object 192" xlink:type="simple" xlink:show="embed" xlink:actuate="onLoad"/><draw:image xlink:href="./ObjectReplacements/Object 192" xlink:type="simple" xlink:show="embed" xlink:actuate="onLoad"/><svg:desc>formula</svg:desc></draw:frame></text:span><text:span text:style-name="_5f_Caractères">et </text:span><text:span text:style-name="_5f_pointillés_20_gris">…… </text:span><text:span text:style-name="_5f_Caractères">&lt; </text:span><text:span text:style-name="_5f_Caractères"><draw:frame draw:style-name="fr5" draw:name="Object129" text:anchor-type="as-char" svg:y="-0.526cm" svg:width="0.716cm" svg:height="0.87cm" draw:z-index="39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_5f_Caractères"><text:s/>&lt; </text:span><text:span text:style-name="_5f_pointillés_20_gris">……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84254017641505" text:continue-numbering="true" text:style-name="_5f_Numérotation_20_des_20_exercices">
        <text:list-item>
          <text:h text:style-name="_5f_Titre_5f_Exercices_5f_sans_5f_Titre" text:outline-level="1"><text:span text:style-name="_5f_Caractères">Encadre chaque fraction par deux entiers consécutifs.</text:span></text:h>
        </text:list-item>
      </text:list>
      <text:section text:style-name="Sect1" text:name="Section12">
        <text:list xml:id="list84254814849492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pointillés_20_gris">…… </text:span><text:span text:style-name="_5f_Caractères">&lt; </text:span><text:span text:style-name="_5f_Caractères"><draw:frame draw:style-name="fr5" draw:name="Object130" text:anchor-type="as-char" svg:y="-0.526cm" svg:width="0.716cm" svg:height="0.87cm" draw:z-index="40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_5f_Caractères"><text:s/>&lt; </text:span><text:span text:style-name="_5f_pointillés_20_gris">……</text:span></text:p>
              </text:list-item>
              <text:list-item>
                <text:p text:style-name="_5f_Paragraphe_5f_avec_5f_Num_5f_Question"><text:span text:style-name="_5f_pointillés_20_gris">…… </text:span><text:span text:style-name="_5f_Caractères">&lt; </text:span><text:span text:style-name="_5f_Caractères"><draw:frame draw:style-name="fr5" draw:name="Object131" text:anchor-type="as-char" svg:y="-0.526cm" svg:width="0.716cm" svg:height="0.87cm" draw:z-index="41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_5f_Caractères"><text:s/>&lt; </text:span><text:span text:style-name="_5f_pointillés_20_gris">……</text:span></text:p>
              </text:list-item>
            </text:list>
          </text:list-item>
        </text:list>
      </text:section>
      <text:list xml:id="list84254283339285" text:continue-numbering="true" text:style-name="_5f_Numérotation_20_des_20_exercices">
        <text:list-item>
          <text:h text:style-name="_5f_Titre_5f_Exercices_5f_sans_5f_Titre" text:outline-level="1"><text:span text:style-name="_5f_Caractères">Colorie </text:span><text:span text:style-name="_5f_Caractères"><draw:frame draw:style-name="fr5" draw:name="Object136" text:anchor-type="as-char" svg:y="-0.526cm" svg:width="0.492cm" svg:height="0.87cm" draw:z-index="42"><draw:object xlink:href="./Object 200" xlink:type="simple" xlink:show="embed" xlink:actuate="onLoad"/><draw:image xlink:href="./ObjectReplacements/Object 200" xlink:type="simple" xlink:show="embed" xlink:actuate="onLoad"/></draw:frame></text:span><text:span text:style-name="_5f_Caractères"><text:s/>du rectangle ci-dessous, puis complète en haut de la colonne suivante :</text:span></text:h>
        </text:list-item>
      </text:list>
      <text:h text:style-name="_5f_Paragraphe" text:outline-level="1"><draw:g text:anchor-type="paragraph" draw:z-index="3" draw:name="Shape43" draw:style-name="gr61"><draw:custom-shape draw:style-name="gr62" draw:text-style-name="P112" svg:width="0.406cm" svg:height="0.5cm" svg:x="0.127cm" svg:y="0.018cm"><text:p/><draw:enhanced-geometry svg:viewBox="0 0 21600 21600" draw:type="rectangle" draw:enhanced-path="M 0 0 L 21600 0 21600 21600 0 21600 0 0 Z N"/></draw:custom-shape><draw:custom-shape draw:style-name="gr62" draw:text-style-name="P112" svg:width="0.406cm" svg:height="0.5cm" svg:x="0.532cm" svg:y="0.018cm"><text:p/><draw:enhanced-geometry svg:viewBox="0 0 21600 21600" draw:type="rectangle" draw:enhanced-path="M 0 0 L 21600 0 21600 21600 0 21600 0 0 Z N"/></draw:custom-shape><draw:custom-shape draw:style-name="gr62" draw:text-style-name="P112" svg:width="0.41cm" svg:height="0.5cm" svg:x="0.938cm" svg:y="0.018cm"><text:p/><draw:enhanced-geometry svg:viewBox="0 0 21600 21600" draw:type="rectangle" draw:enhanced-path="M 0 0 L 21600 0 21600 21600 0 21600 0 0 Z N"/></draw:custom-shape><draw:custom-shape draw:style-name="gr62" draw:text-style-name="P112" svg:width="0.406cm" svg:height="0.5cm" svg:x="1.347cm" svg:y="0.018cm"><text:p/><draw:enhanced-geometry svg:viewBox="0 0 21600 21600" draw:type="rectangle" draw:enhanced-path="M 0 0 L 21600 0 21600 21600 0 21600 0 0 Z N"/></draw:custom-shape><draw:custom-shape draw:style-name="gr62" draw:text-style-name="P112" svg:width="0.408cm" svg:height="0.5cm" svg:x="1.753cm" svg:y="0.018cm"><text:p/><draw:enhanced-geometry svg:viewBox="0 0 21600 21600" draw:type="rectangle" draw:enhanced-path="M 0 0 L 21600 0 21600 21600 0 21600 0 0 Z N"/></draw:custom-shape><draw:custom-shape draw:style-name="gr62" draw:text-style-name="P112" svg:width="0.406cm" svg:height="0.5cm" svg:x="2.161cm" svg:y="0.018cm"><text:p/><draw:enhanced-geometry svg:viewBox="0 0 21600 21600" draw:type="rectangle" draw:enhanced-path="M 0 0 L 21600 0 21600 21600 0 21600 0 0 Z N"/></draw:custom-shape><draw:custom-shape draw:style-name="gr62" draw:text-style-name="P112" svg:width="0.41cm" svg:height="0.5cm" svg:x="2.566cm" svg:y="0.018cm"><text:p/><draw:enhanced-geometry svg:viewBox="0 0 21600 21600" draw:type="rectangle" draw:enhanced-path="M 0 0 L 21600 0 21600 21600 0 21600 0 0 Z N"/></draw:custom-shape><draw:custom-shape draw:style-name="gr62" draw:text-style-name="P112" svg:width="0.406cm" svg:height="0.5cm" svg:x="2.975cm" svg:y="0.018cm"><text:p/><draw:enhanced-geometry svg:viewBox="0 0 21600 21600" draw:type="rectangle" draw:enhanced-path="M 0 0 L 21600 0 21600 21600 0 21600 0 0 Z N"/></draw:custom-shape><draw:custom-shape draw:style-name="gr62" draw:text-style-name="P112" svg:width="0.408cm" svg:height="0.5cm" svg:x="3.381cm" svg:y="0.018cm"><text:p/><draw:enhanced-geometry svg:viewBox="0 0 21600 21600" draw:type="rectangle" draw:enhanced-path="M 0 0 L 21600 0 21600 21600 0 21600 0 0 Z N"/></draw:custom-shape><draw:custom-shape draw:style-name="gr62" draw:text-style-name="P112" svg:width="0.408cm" svg:height="0.5cm" svg:x="3.789cm" svg:y="0.018cm"><text:p/><draw:enhanced-geometry svg:viewBox="0 0 21600 21600" draw:type="rectangle" draw:enhanced-path="M 0 0 L 21600 0 21600 21600 0 21600 0 0 Z N"/></draw:custom-shape><draw:custom-shape draw:style-name="gr62" draw:text-style-name="P112" svg:width="0.408cm" svg:height="0.5cm" svg:x="4.196cm" svg:y="0.018cm"><text:p/><draw:enhanced-geometry svg:viewBox="0 0 21600 21600" draw:type="rectangle" draw:enhanced-path="M 0 0 L 21600 0 21600 21600 0 21600 0 0 Z N"/></draw:custom-shape><draw:custom-shape draw:style-name="gr62" draw:text-style-name="P112" svg:width="0.408cm" svg:height="0.5cm" svg:x="4.604cm" svg:y="0.018cm"><text:p/><draw:enhanced-geometry svg:viewBox="0 0 21600 21600" draw:type="rectangle" draw:enhanced-path="M 0 0 L 21600 0 21600 21600 0 21600 0 0 Z N"/></draw:custom-shape><draw:custom-shape draw:style-name="gr62" draw:text-style-name="P112" svg:width="0.408cm" svg:height="0.5cm" svg:x="5.011cm" svg:y="0.018cm"><text:p/><draw:enhanced-geometry svg:viewBox="0 0 21600 21600" draw:type="rectangle" draw:enhanced-path="M 0 0 L 21600 0 21600 21600 0 21600 0 0 Z N"/></draw:custom-shape><draw:custom-shape draw:style-name="gr62" draw:text-style-name="P112" svg:width="0.406cm" svg:height="0.5cm" svg:x="5.418cm" svg:y="0.018cm"><text:p/><draw:enhanced-geometry svg:viewBox="0 0 21600 21600" draw:type="rectangle" draw:enhanced-path="M 0 0 L 21600 0 21600 21600 0 21600 0 0 Z N"/></draw:custom-shape><draw:custom-shape draw:style-name="gr62" draw:text-style-name="P112" svg:width="0.406cm" svg:height="0.5cm" svg:x="5.824cm" svg:y="0.018cm"><text:p/><draw:enhanced-geometry svg:viewBox="0 0 21600 21600" draw:type="rectangle" draw:enhanced-path="M 0 0 L 21600 0 21600 21600 0 21600 0 0 Z N"/></draw:custom-shape><draw:custom-shape draw:style-name="gr62" draw:text-style-name="P112" svg:width="0.41cm" svg:height="0.5cm" svg:x="6.23cm" svg:y="0.018cm"><text:p/><draw:enhanced-geometry svg:viewBox="0 0 21600 21600" draw:type="rectangle" draw:enhanced-path="M 0 0 L 21600 0 21600 21600 0 21600 0 0 Z N"/></draw:custom-shape><draw:custom-shape draw:style-name="gr62" draw:text-style-name="P112" svg:width="0.406cm" svg:height="0.5cm" svg:x="6.639cm" svg:y="0.018cm"><text:p/><draw:enhanced-geometry svg:viewBox="0 0 21600 21600" draw:type="rectangle" draw:enhanced-path="M 0 0 L 21600 0 21600 21600 0 21600 0 0 Z N"/></draw:custom-shape><draw:custom-shape draw:style-name="gr62" draw:text-style-name="P112" svg:width="0.408cm" svg:height="0.5cm" svg:x="7.045cm" svg:y="0.018cm"><text:p/><draw:enhanced-geometry svg:viewBox="0 0 21600 21600" draw:type="rectangle" draw:enhanced-path="M 0 0 L 21600 0 21600 21600 0 21600 0 0 Z N"/></draw:custom-shape><draw:line draw:style-name="gr63" draw:text-style-name="P111" svg:x1="0.126cm" svg:y1="0.017cm" svg:x2="7.452cm" svg:y2="0.017cm"><text:p/></draw:line><draw:line draw:style-name="gr63" draw:text-style-name="P111" svg:x1="0.126cm" svg:y1="0.517cm" svg:x2="7.452cm" svg:y2="0.517cm"><text:p/></draw:line><draw:line draw:style-name="gr63" draw:text-style-name="P111" svg:x1="0.126cm" svg:y1="0.017cm" svg:x2="0.126cm" svg:y2="0.517cm"><text:p/></draw:line><draw:line draw:style-name="gr64" draw:text-style-name="P111" svg:x1="2.568cm" svg:y1="0.017cm" svg:x2="2.568cm" svg:y2="0.517cm"><text:p/></draw:line><draw:line draw:style-name="gr64" draw:text-style-name="P111" svg:x1="5.009cm" svg:y1="0.017cm" svg:x2="5.009cm" svg:y2="0.517cm"><text:p/></draw:line><draw:line draw:style-name="gr63" draw:text-style-name="P111" svg:x1="7.452cm" svg:y1="0.017cm" svg:x2="7.452cm" svg:y2="0.517cm"><text:p/></draw:line><draw:line draw:style-name="gr65" draw:text-style-name="P111" svg:x1="0.939cm" svg:y1="0.017cm" svg:x2="0.939cm" svg:y2="0.517cm"><text:p/></draw:line><draw:line draw:style-name="gr65" draw:text-style-name="P111" svg:x1="1.754cm" svg:y1="0.017cm" svg:x2="1.754cm" svg:y2="0.517cm"><text:p/></draw:line><draw:line draw:style-name="gr65" draw:text-style-name="P111" svg:x1="3.383cm" svg:y1="0.017cm" svg:x2="3.383cm" svg:y2="0.517cm"><text:p/></draw:line><draw:line draw:style-name="gr65" draw:text-style-name="P111" svg:x1="4.196cm" svg:y1="0.017cm" svg:x2="4.196cm" svg:y2="0.517cm"><text:p/></draw:line><draw:line draw:style-name="gr65" draw:text-style-name="P111" svg:x1="5.825cm" svg:y1="0.017cm" svg:x2="5.825cm" svg:y2="0.517cm"><text:p/></draw:line><draw:line draw:style-name="gr65" draw:text-style-name="P111" svg:x1="6.636cm" svg:y1="0.017cm" svg:x2="6.636cm" svg:y2="0.517cm"><text:p/></draw:line></draw:g><text:span text:style-name="Character_5f_20_5f_style"/></text:h>
      <text:h text:style-name="_5f_Paragraphe" text:outline-level="1"><text:span text:style-name="Character_5f_20_5f_style"/></text:h>
      <text:section text:style-name="Sect2" text:name="Section2">
        <text:list xml:id="list2587355387" text:style-name="_5f_Numérotation_20_des_20_exercices">
          <text:list-item>
            <text:list>
              <text:list-item>
                <text:p text:style-name="P107"><text:span text:style-name="Character_5f_20_5f_style"><draw:frame draw:style-name="fr5" draw:name="Object137" text:anchor-type="as-char" svg:y="-0.534cm" svg:width="1.443cm" svg:height="0.87cm" draw:z-index="43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p>
              </text:list-item>
              <text:list-item>
                <text:p text:style-name="P107"><text:span text:style-name="Character_5f_20_5f_style"><draw:frame draw:style-name="fr5" draw:name="Object138" text:anchor-type="as-char" svg:y="-0.534cm" svg:width="1.443cm" svg:height="0.87cm" draw:z-index="44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p>
              </text:list-item>
              <text:list-item>
                <text:p text:style-name="P107"><text:span text:style-name="Character_5f_20_5f_style"><draw:frame draw:style-name="fr5" draw:name="Object139" text:anchor-type="as-char" svg:y="-0.534cm" svg:width="1.443cm" svg:height="0.87cm" draw:z-index="45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p>
              </text:list-item>
            </text:list>
          </text:list-item>
        </text:list>
      </text:section>
      <text:list xml:id="list84254924999266" text:continue-list="list84254283339285" text:style-name="_5f_Numérotation_20_des_20_exercices">
        <text:list-item>
          <text:h text:style-name="_5f_Titre_5f_Exercices_5f_sans_5f_Titre" text:outline-level="1"><text:span text:style-name="_5f_Caractères">Colorie </text:span><text:span text:style-name="_5f_Caractères"><draw:frame draw:style-name="fr5" draw:name="Object140" text:anchor-type="as-char" svg:y="-0.526cm" svg:width="0.492cm" svg:height="0.87cm" draw:z-index="117"><draw:object xlink:href="./Object 204" xlink:type="simple" xlink:show="embed" xlink:actuate="onLoad"/><draw:image xlink:href="./ObjectReplacements/Object 204" xlink:type="simple" xlink:show="embed" xlink:actuate="onLoad"/></draw:frame></text:span><text:span text:style-name="_5f_Caractères"><text:s/>du rectangle ci-dessous, puis complète :</text:span></text:h>
        </text:list-item>
      </text:list>
      <text:h text:style-name="_5f_Paragraphe" text:outline-level="1"><draw:g text:anchor-type="paragraph" draw:z-index="397" draw:name="Shape45" draw:style-name="gr1"><draw:custom-shape draw:style-name="gr2" draw:text-style-name="P110" svg:width="0.267cm" svg:height="0.502cm" svg:x="0.224cm" svg:y="0.101cm"><text:p/><draw:enhanced-geometry svg:viewBox="0 0 21600 21600" draw:type="rectangle" draw:enhanced-path="M 0 0 L 21600 0 21600 21600 0 21600 0 0 Z N"/></draw:custom-shape><draw:line draw:style-name="gr3" draw:text-style-name="P111" svg:x1="0.223cm" svg:y1="0.1cm" svg:x2="0.223cm" svg:y2="0.6cm"><text:p/></draw:line><draw:custom-shape draw:style-name="gr4" draw:text-style-name="P110" svg:width="0.267cm" svg:height="0.502cm" svg:x="0.49cm" svg:y="0.101cm"><text:p/><draw:enhanced-geometry svg:viewBox="0 0 21600 21600" draw:type="rectangle" draw:enhanced-path="M 0 0 L 21600 0 21600 21600 0 21600 0 0 Z N"/></draw:custom-shape><draw:custom-shape draw:style-name="gr5" draw:text-style-name="P110" svg:width="0.269cm" svg:height="0.502cm" svg:x="0.757cm" svg:y="0.101cm"><text:p/><draw:enhanced-geometry svg:viewBox="0 0 21600 21600" draw:type="rectangle" draw:enhanced-path="M 0 0 L 21600 0 21600 21600 0 21600 0 0 Z N"/></draw:custom-shape><draw:custom-shape draw:style-name="gr6" draw:text-style-name="P110" svg:width="0.271cm" svg:height="0.502cm" svg:x="1.023cm" svg:y="0.101cm"><text:p/><draw:enhanced-geometry svg:viewBox="0 0 21600 21600" draw:type="rectangle" draw:enhanced-path="M 0 0 L 21600 0 21600 21600 0 21600 0 0 Z N"/></draw:custom-shape><draw:custom-shape draw:style-name="gr7" draw:text-style-name="P112" svg:width="0.267cm" svg:height="0.502cm" svg:x="0.224cm" svg:y="0.101cm"><text:p/><draw:enhanced-geometry svg:viewBox="0 0 21600 21600" draw:type="rectangle" draw:enhanced-path="M 0 0 L 21600 0 21600 21600 0 21600 0 0 Z N"/></draw:custom-shape><draw:custom-shape draw:style-name="gr8" draw:text-style-name="P112" svg:width="0.267cm" svg:height="0.502cm" svg:x="0.49cm" svg:y="0.101cm"><text:p/><draw:enhanced-geometry svg:viewBox="0 0 21600 21600" draw:type="rectangle" draw:enhanced-path="M 0 0 L 21600 0 21600 21600 0 21600 0 0 Z N"/></draw:custom-shape><draw:custom-shape draw:style-name="gr9" draw:text-style-name="P112" svg:width="0.269cm" svg:height="0.502cm" svg:x="0.757cm" svg:y="0.101cm"><text:p/><draw:enhanced-geometry svg:viewBox="0 0 21600 21600" draw:type="rectangle" draw:enhanced-path="M 0 0 L 21600 0 21600 21600 0 21600 0 0 Z N"/></draw:custom-shape><draw:custom-shape draw:style-name="gr10" draw:text-style-name="P112" svg:width="0.271cm" svg:height="0.502cm" svg:x="1.023cm" svg:y="0.101cm"><text:p/><draw:enhanced-geometry svg:viewBox="0 0 21600 21600" draw:type="rectangle" draw:enhanced-path="M 0 0 L 21600 0 21600 21600 0 21600 0 0 Z N"/></draw:custom-shape><draw:custom-shape draw:style-name="gr11" draw:text-style-name="P112" svg:width="0.267cm" svg:height="0.502cm" svg:x="1.291cm" svg:y="0.101cm"><text:p/><draw:enhanced-geometry svg:viewBox="0 0 21600 21600" draw:type="rectangle" draw:enhanced-path="M 0 0 L 21600 0 21600 21600 0 21600 0 0 Z N"/></draw:custom-shape><draw:custom-shape draw:style-name="gr12" draw:text-style-name="P112" svg:width="0.269cm" svg:height="0.502cm" svg:x="1.558cm" svg:y="0.101cm"><text:p/><draw:enhanced-geometry svg:viewBox="0 0 21600 21600" draw:type="rectangle" draw:enhanced-path="M 0 0 L 21600 0 21600 21600 0 21600 0 0 Z N"/></draw:custom-shape><draw:custom-shape draw:style-name="gr13" draw:text-style-name="P112" svg:width="0.269cm" svg:height="0.502cm" svg:x="1.824cm" svg:y="0.101cm"><text:p/><draw:enhanced-geometry svg:viewBox="0 0 21600 21600" draw:type="rectangle" draw:enhanced-path="M 0 0 L 21600 0 21600 21600 0 21600 0 0 Z N"/></draw:custom-shape><draw:custom-shape draw:style-name="gr14" draw:text-style-name="P112" svg:width="0.267cm" svg:height="0.502cm" svg:x="2.09cm" svg:y="0.101cm"><text:p/><draw:enhanced-geometry svg:viewBox="0 0 21600 21600" draw:type="rectangle" draw:enhanced-path="M 0 0 L 21600 0 21600 21600 0 21600 0 0 Z N"/></draw:custom-shape><draw:custom-shape draw:style-name="gr15" draw:text-style-name="P112" svg:width="0.271cm" svg:height="0.502cm" svg:x="2.357cm" svg:y="0.101cm"><text:p/><draw:enhanced-geometry svg:viewBox="0 0 21600 21600" draw:type="rectangle" draw:enhanced-path="M 0 0 L 21600 0 21600 21600 0 21600 0 0 Z N"/></draw:custom-shape><draw:custom-shape draw:style-name="gr16" draw:text-style-name="P112" svg:width="0.269cm" svg:height="0.502cm" svg:x="2.625cm" svg:y="0.101cm"><text:p/><draw:enhanced-geometry svg:viewBox="0 0 21600 21600" draw:type="rectangle" draw:enhanced-path="M 0 0 L 21600 0 21600 21600 0 21600 0 0 Z N"/></draw:custom-shape><draw:custom-shape draw:style-name="gr17" draw:text-style-name="P112" svg:width="0.265cm" svg:height="0.502cm" svg:x="2.891cm" svg:y="0.101cm"><text:p/><draw:enhanced-geometry svg:viewBox="0 0 21600 21600" draw:type="rectangle" draw:enhanced-path="M 0 0 L 21600 0 21600 21600 0 21600 0 0 Z N"/></draw:custom-shape><draw:custom-shape draw:style-name="gr18" draw:text-style-name="P112" svg:width="0.271cm" svg:height="0.502cm" svg:x="3.156cm" svg:y="0.101cm"><text:p/><draw:enhanced-geometry svg:viewBox="0 0 21600 21600" draw:type="rectangle" draw:enhanced-path="M 0 0 L 21600 0 21600 21600 0 21600 0 0 Z N"/></draw:custom-shape><draw:custom-shape draw:style-name="gr19" draw:text-style-name="P112" svg:width="0.269cm" svg:height="0.502cm" svg:x="3.424cm" svg:y="0.101cm"><text:p/><draw:enhanced-geometry svg:viewBox="0 0 21600 21600" draw:type="rectangle" draw:enhanced-path="M 0 0 L 21600 0 21600 21600 0 21600 0 0 Z N"/></draw:custom-shape><draw:custom-shape draw:style-name="gr20" draw:text-style-name="P112" svg:width="0.267cm" svg:height="0.502cm" svg:x="3.69cm" svg:y="0.101cm"><text:p/><draw:enhanced-geometry svg:viewBox="0 0 21600 21600" draw:type="rectangle" draw:enhanced-path="M 0 0 L 21600 0 21600 21600 0 21600 0 0 Z N"/></draw:custom-shape><draw:custom-shape draw:style-name="gr21" draw:text-style-name="P112" svg:width="0.267cm" svg:height="0.502cm" svg:x="3.956cm" svg:y="0.101cm"><text:p/><draw:enhanced-geometry svg:viewBox="0 0 21600 21600" draw:type="rectangle" draw:enhanced-path="M 0 0 L 21600 0 21600 21600 0 21600 0 0 Z N"/></draw:custom-shape><draw:custom-shape draw:style-name="gr22" draw:text-style-name="P112" svg:width="0.269cm" svg:height="0.502cm" svg:x="4.223cm" svg:y="0.101cm"><text:p/><draw:enhanced-geometry svg:viewBox="0 0 21600 21600" draw:type="rectangle" draw:enhanced-path="M 0 0 L 21600 0 21600 21600 0 21600 0 0 Z N"/></draw:custom-shape><draw:custom-shape draw:style-name="gr23" draw:text-style-name="P112" svg:width="0.271cm" svg:height="0.502cm" svg:x="4.489cm" svg:y="0.101cm"><text:p/><draw:enhanced-geometry svg:viewBox="0 0 21600 21600" draw:type="rectangle" draw:enhanced-path="M 0 0 L 21600 0 21600 21600 0 21600 0 0 Z N"/></draw:custom-shape><draw:custom-shape draw:style-name="gr24" draw:text-style-name="P112" svg:width="0.267cm" svg:height="0.502cm" svg:x="4.757cm" svg:y="0.101cm"><text:p/><draw:enhanced-geometry svg:viewBox="0 0 21600 21600" draw:type="rectangle" draw:enhanced-path="M 0 0 L 21600 0 21600 21600 0 21600 0 0 Z N"/></draw:custom-shape><draw:custom-shape draw:style-name="gr25" draw:text-style-name="P112" svg:width="0.267cm" svg:height="0.502cm" svg:x="5.024cm" svg:y="0.101cm"><text:p/><draw:enhanced-geometry svg:viewBox="0 0 21600 21600" draw:type="rectangle" draw:enhanced-path="M 0 0 L 21600 0 21600 21600 0 21600 0 0 Z N"/></draw:custom-shape><draw:custom-shape draw:style-name="gr26" draw:text-style-name="P112" svg:width="0.271cm" svg:height="0.502cm" svg:x="5.288cm" svg:y="0.101cm"><text:p/><draw:enhanced-geometry svg:viewBox="0 0 21600 21600" draw:type="rectangle" draw:enhanced-path="M 0 0 L 21600 0 21600 21600 0 21600 0 0 Z N"/></draw:custom-shape><draw:custom-shape draw:style-name="gr27" draw:text-style-name="P112" svg:width="0.267cm" svg:height="0.502cm" svg:x="5.556cm" svg:y="0.101cm"><text:p/><draw:enhanced-geometry svg:viewBox="0 0 21600 21600" draw:type="rectangle" draw:enhanced-path="M 0 0 L 21600 0 21600 21600 0 21600 0 0 Z N"/></draw:custom-shape><draw:custom-shape draw:style-name="gr28" draw:text-style-name="P112" svg:width="0.271cm" svg:height="0.502cm" svg:x="5.823cm" svg:y="0.101cm"><text:p/><draw:enhanced-geometry svg:viewBox="0 0 21600 21600" draw:type="rectangle" draw:enhanced-path="M 0 0 L 21600 0 21600 21600 0 21600 0 0 Z N"/></draw:custom-shape><draw:custom-shape draw:style-name="gr29" draw:text-style-name="P112" svg:width="0.265cm" svg:height="0.502cm" svg:x="6.091cm" svg:y="0.101cm"><text:p/><draw:enhanced-geometry svg:viewBox="0 0 21600 21600" draw:type="rectangle" draw:enhanced-path="M 0 0 L 21600 0 21600 21600 0 21600 0 0 Z N"/></draw:custom-shape><draw:custom-shape draw:style-name="gr30" draw:text-style-name="P112" svg:width="0.267cm" svg:height="0.502cm" svg:x="6.355cm" svg:y="0.101cm"><text:p/><draw:enhanced-geometry svg:viewBox="0 0 21600 21600" draw:type="rectangle" draw:enhanced-path="M 0 0 L 21600 0 21600 21600 0 21600 0 0 Z N"/></draw:custom-shape><draw:custom-shape draw:style-name="gr31" draw:text-style-name="P112" svg:width="0.271cm" svg:height="0.502cm" svg:x="6.622cm" svg:y="0.101cm"><text:p/><draw:enhanced-geometry svg:viewBox="0 0 21600 21600" draw:type="rectangle" draw:enhanced-path="M 0 0 L 21600 0 21600 21600 0 21600 0 0 Z N"/></draw:custom-shape><draw:custom-shape draw:style-name="gr32" draw:text-style-name="P112" svg:width="0.271cm" svg:height="0.502cm" svg:x="6.89cm" svg:y="0.101cm"><text:p/><draw:enhanced-geometry svg:viewBox="0 0 21600 21600" draw:type="rectangle" draw:enhanced-path="M 0 0 L 21600 0 21600 21600 0 21600 0 0 Z N"/></draw:custom-shape><draw:custom-shape draw:style-name="gr33" draw:text-style-name="P112" svg:width="0.269cm" svg:height="0.502cm" svg:x="7.158cm" svg:y="0.101cm"><text:p/><draw:enhanced-geometry svg:viewBox="0 0 21600 21600" draw:type="rectangle" draw:enhanced-path="M 0 0 L 21600 0 21600 21600 0 21600 0 0 Z N"/></draw:custom-shape><draw:custom-shape draw:style-name="gr34" draw:text-style-name="P112" svg:width="0.267cm" svg:height="0.502cm" svg:x="7.424cm" svg:y="0.101cm"><text:p/><draw:enhanced-geometry svg:viewBox="0 0 21600 21600" draw:type="rectangle" draw:enhanced-path="M 0 0 L 21600 0 21600 21600 0 21600 0 0 Z N"/></draw:custom-shape><draw:line draw:style-name="gr35" draw:text-style-name="P111" svg:x1="2.09cm" svg:y1="0.1cm" svg:x2="2.09cm" svg:y2="0.6cm"><text:p/></draw:line><draw:line draw:style-name="gr36" draw:text-style-name="P111" svg:x1="5.824cm" svg:y1="0.1cm" svg:x2="5.824cm" svg:y2="0.6cm"><text:p/></draw:line><draw:line draw:style-name="gr37" draw:text-style-name="P111" svg:x1="7.689cm" svg:y1="0.1cm" svg:x2="7.689cm" svg:y2="0.6cm"><text:p/></draw:line><draw:line draw:style-name="gr38" draw:text-style-name="P111" svg:x1="0.223cm" svg:y1="0.1cm" svg:x2="0.223cm" svg:y2="0.6cm"><text:p/></draw:line><draw:line draw:style-name="gr39" draw:text-style-name="P111" svg:x1="0.223cm" svg:y1="0.1cm" svg:x2="7.69cm" svg:y2="0.1cm"><text:p/></draw:line><draw:line draw:style-name="gr40" draw:text-style-name="P111" svg:x1="0.223cm" svg:y1="0.605cm" svg:x2="7.69cm" svg:y2="0.605cm"><text:p/></draw:line><draw:line draw:style-name="gr41" draw:text-style-name="P111" svg:x1="3.956cm" svg:y1="0.1cm" svg:x2="3.956cm" svg:y2="0.6cm"><text:p/></draw:line><draw:line draw:style-name="gr42" draw:text-style-name="P111" svg:x1="1.157cm" svg:y1="0.113cm" svg:x2="1.157cm" svg:y2="0.613cm"><text:p/></draw:line><draw:line draw:style-name="gr43" draw:text-style-name="P111" svg:x1="3.02cm" svg:y1="0.1cm" svg:x2="3.02cm" svg:y2="0.6cm"><text:p/></draw:line><draw:line draw:style-name="gr44" draw:text-style-name="P111" svg:x1="4.886cm" svg:y1="0.12cm" svg:x2="4.886cm" svg:y2="0.62cm"><text:p/></draw:line><draw:line draw:style-name="gr45" draw:text-style-name="P111" svg:x1="6.76cm" svg:y1="0.12cm" svg:x2="6.76cm" svg:y2="0.62cm"><text:p/></draw:line></draw:g><text:span text:style-name="Character_5f_20_5f_style"/></text:h>
      <text:h text:style-name="_5f_Paragraphe" text:outline-level="1"><text:span text:style-name="Character_5f_20_5f_style"/></text:h>
      <text:section text:style-name="Sect1" text:name="Section3">
        <text:list xml:id="list84255143130620" text:continue-list="list2587355387" text:style-name="_5f_Numérotation_20_des_20_exercices">
          <text:list-item>
            <text:list>
              <text:list-item text:start-value="1">
                <text:p text:style-name="P107"><draw:frame draw:style-name="fr5" draw:name="Object141" text:anchor-type="as-char" svg:y="-0.534cm" svg:width="1.443cm" svg:height="0.87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/text:list-item>
              <text:list-item>
                <text:p text:style-name="P107"><text:span text:style-name="Character_5f_20_5f_style"><draw:frame draw:style-name="fr5" draw:name="Object142" text:anchor-type="as-char" svg:y="-0.534cm" svg:width="1.443cm" svg:height="0.87cm" draw:z-index="47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p>
              </text:list-item>
            </text:list>
          </text:list-item>
        </text:list>
      </text:section>
      <text:list xml:id="list84254989745261" text:continue-list="list84254924999266" text:style-name="_5f_Numérotation_20_des_20_exercices">
        <text:list-item>
          <text:h text:style-name="_5f_Titre_5f_Exercices_5f_avec_5f_Titre" text:outline-level="1"><text:span text:style-name="_5f_Caractères">Comparer deux fractions</text:span></text:h>
        </text:list-item>
      </text:list>
      <text:h text:style-name="_5f_Paragraphe" text:outline-level="1"><text:span text:style-name="_5f_Caractères_5f_gras">Méthode 1 :</text:span><text:span text:style-name="_5f_Caractères"> complète avec le symbole « &lt; » ou « &gt; ».</text:span></text:h>
      <text:h text:style-name="_5f_Paragraphe" text:outline-level="1"><text:span text:style-name="_5f_Caractères"><draw:frame draw:style-name="fr5" draw:name="Object146" text:anchor-type="as-char" svg:y="-0.526cm" svg:width="0.716cm" svg:height="0.87cm" draw:z-index="48"><draw:object xlink:href="./Object 210" xlink:type="simple" xlink:show="embed" xlink:actuate="onLoad"/><draw:image xlink:href="./ObjectReplacements/Object 210" xlink:type="simple" xlink:show="embed" xlink:actuate="onLoad"/></draw:frame></text:span><text:span text:style-name="_5f_Caractères"><text:s/></text:span><text:span text:style-name="_5f_pointillés_20_gris">…… </text:span><text:span text:style-name="_5f_Caractères">1 <text:tab/><text:tab/> </text:span><text:span text:style-name="_5f_Caractères"><draw:frame draw:style-name="fr5" draw:name="Object147" text:anchor-type="as-char" svg:y="-0.526cm" svg:width="0.492cm" svg:height="0.87cm" draw:z-index="49"><draw:object xlink:href="./Object 211" xlink:type="simple" xlink:show="embed" xlink:actuate="onLoad"/><draw:image xlink:href="./ObjectReplacements/Object 211" xlink:type="simple" xlink:show="embed" xlink:actuate="onLoad"/></draw:frame></text:span><text:span text:style-name="_5f_Caractères"><text:s/></text:span><text:span text:style-name="_5f_pointillés_20_gris">…… </text:span><text:span text:style-name="_5f_Caractères">1 </text:span></text:h>
      <text:h text:style-name="_5f_Paragraphe" text:outline-level="1"><text:span text:style-name="_5f_Caractères">Cela permet-il de comparer les fractions </text:span><text:span text:style-name="_5f_Caractères"><draw:frame draw:style-name="fr6" draw:name="Object148" text:anchor-type="as-char" svg:y="-0.482cm" svg:width="0.663cm" svg:height="0.781cm" draw:z-index="50"><draw:object xlink:href="./Object 212" xlink:type="simple" xlink:show="embed" xlink:actuate="onLoad"/><draw:image xlink:href="./ObjectReplacements/Object 212" xlink:type="simple" xlink:show="embed" xlink:actuate="onLoad"/></draw:frame></text:span><text:span text:style-name="_5f_Caractères"><text:s/>et <text:line-break/></text:span><text:span text:style-name="_5f_Caractères"><draw:frame draw:style-name="fr5" draw:name="Object149" text:anchor-type="as-char" svg:y="-0.482cm" svg:width="0.462cm" svg:height="0.781cm" draw:z-index="51"><draw:object xlink:href="./Object 213" xlink:type="simple" xlink:show="embed" xlink:actuate="onLoad"/><draw:image xlink:href="./ObjectReplacements/Object 213" xlink:type="simple" xlink:show="embed" xlink:actuate="onLoad"/></draw:frame></text:span><text:span text:style-name="_5f_Caractères">? Pourquoi ?</text:span></text:h>
      <text:p text:style-name="_5f_Paragraphe_5f_Réponse_5f_Pointillés_5f_Grisés"><text:span text:style-name="_5f_pointillés_20_gris">………………………………………………………………….</text:span></text:p>
      <text:h text:style-name="_5f_Paragraphe" text:outline-level="1"><text:span text:style-name="_5f_Caractères_5f_gras">Méthode 2 : </text:span><text:span text:style-name="_5f_Caractères">Place les nombres </text:span><text:span text:style-name="_5f_Caractères"><draw:frame draw:style-name="fr5" draw:name="Object150" text:anchor-type="as-char" svg:y="-0.482cm" svg:width="0.462cm" svg:height="0.781cm" draw:z-index="52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_5f_Caractères"><text:s/>et </text:span><text:span text:style-name="_5f_Caractères"><draw:frame draw:style-name="fr5" draw:name="Object151" text:anchor-type="as-char" svg:y="-0.482cm" svg:width="0.462cm" svg:height="0.781cm" draw:z-index="53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_5f_Caractères"><text:s/>sur la demi‑droite graduée.</text:span></text:h>
      <text:h text:style-name="_5f_Paragraphe" text:outline-level="1"><draw:g text:anchor-type="paragraph" draw:z-index="0" draw:name="Shape50_0" draw:style-name="gr61"><draw:frame draw:style-name="gr70" draw:text-style-name="P125" svg:width="0.228cm" svg:height="0.452cm" svg:x="0.362cm" svg:y="0.521cm"><draw:text-box><text:p text:style-name="P124"><text:span text:style-name="T182">0</text:span></text:p></draw:text-box></draw:frame><draw:line draw:style-name="gr71" draw:text-style-name="P126" svg:x1="0.464cm" svg:y1="0.314cm" svg:x2="7.598cm" svg:y2="0.314cm"><text:p/></draw:line><draw:line draw:style-name="gr72" draw:text-style-name="P126" svg:x1="0.464cm" svg:y1="0.161cm" svg:x2="0.464cm" svg:y2="0.46cm"><text:p/></draw:line><draw:line draw:style-name="gr73" draw:text-style-name="P126" svg:x1="1.92cm" svg:y1="0.161cm" svg:x2="1.92cm" svg:y2="0.46cm"><text:p/></draw:line><draw:line draw:style-name="gr74" draw:text-style-name="P126" svg:x1="3.377cm" svg:y1="0.161cm" svg:x2="3.377cm" svg:y2="0.46cm"><text:p/></draw:line><draw:line draw:style-name="gr75" draw:text-style-name="P126" svg:x1="4.835cm" svg:y1="0.161cm" svg:x2="4.835cm" svg:y2="0.46cm"><text:p/></draw:line><draw:line draw:style-name="gr76" draw:text-style-name="P126" svg:x1="6.293cm" svg:y1="0.161cm" svg:x2="6.293cm" svg:y2="0.46cm"><text:p/></draw:line><draw:frame draw:style-name="gr77" draw:text-style-name="P125" svg:width="0.23cm" svg:height="0.451cm" svg:x="6.193cm" svg:y="0.524cm"><draw:text-box><text:p text:style-name="P124"><text:span text:style-name="T182">1</text:span></text:p></draw:text-box></draw:fram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_5f_Caractères">Cela permet-il de comparer les fractions </text:span><text:span text:style-name="_5f_Caractères"><draw:frame draw:style-name="fr5" draw:name="Object152" text:anchor-type="as-char" svg:y="-0.526cm" svg:width="0.492cm" svg:height="0.87cm" draw:z-index="54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_5f_Caractères"><text:s/>et <text:line-break/></text:span><text:span text:style-name="_5f_Caractères"><draw:frame draw:style-name="fr5" draw:name="Object153" text:anchor-type="as-char" svg:y="-0.526cm" svg:width="0.492cm" svg:height="0.87cm" draw:z-index="55"><draw:object xlink:href="./Object 217" xlink:type="simple" xlink:show="embed" xlink:actuate="onLoad"/><draw:image xlink:href="./ObjectReplacements/Object 217" xlink:type="simple" xlink:show="embed" xlink:actuate="onLoad"/><svg:desc>formula</svg:desc></draw:frame></text:span><text:span text:style-name="_5f_Caractères">? Pourquoi ?</text:span></text:h>
      <text:p text:style-name="_5f_Paragraphe_5f_Réponse_5f_Pointillés_5f_Grisés"><text:span text:style-name="_5f_pointillés_20_gris">………………………………………………………………….</text:span></text:p>
      <text:h text:style-name="_5f_Paragraphe" text:outline-level="1"><draw:g text:anchor-type="paragraph" draw:z-index="1" draw:name="Shape51" draw:style-name="gr61"><draw:custom-shape draw:style-name="gr67" draw:text-style-name="P110" svg:width="0.391cm" svg:height="0.468cm" svg:x="2.942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3.332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3.722cm" svg:y="1.974cm"><text:p/><draw:enhanced-geometry svg:viewBox="0 0 21600 21600" draw:type="rectangle" draw:enhanced-path="M 0 0 L 21600 0 21600 21600 0 21600 0 0 Z N"/></draw:custom-shape><draw:custom-shape draw:style-name="gr67" draw:text-style-name="P110" svg:width="0.389cm" svg:height="0.468cm" svg:x="4.111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4.5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4.889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5.279cm" svg:y="1.974cm"><text:p/><draw:enhanced-geometry svg:viewBox="0 0 21600 21600" draw:type="rectangle" draw:enhanced-path="M 0 0 L 21600 0 21600 21600 0 21600 0 0 Z N"/></draw:custom-shape><draw:custom-shape draw:style-name="gr67" draw:text-style-name="P110" svg:width="0.389cm" svg:height="0.468cm" svg:x="5.669cm" svg:y="1.974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2.942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3.332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3.722cm" svg:y="2.441cm"><text:p/><draw:enhanced-geometry svg:viewBox="0 0 21600 21600" draw:type="rectangle" draw:enhanced-path="M 0 0 L 21600 0 21600 21600 0 21600 0 0 Z N"/></draw:custom-shape><draw:custom-shape draw:style-name="gr68" draw:text-style-name="P110" svg:width="0.389cm" svg:height="0.466cm" svg:x="4.111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4.5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4.889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5.279cm" svg:y="2.441cm"><text:p/><draw:enhanced-geometry svg:viewBox="0 0 21600 21600" draw:type="rectangle" draw:enhanced-path="M 0 0 L 21600 0 21600 21600 0 21600 0 0 Z N"/></draw:custom-shape><draw:custom-shape draw:style-name="gr68" draw:text-style-name="P110" svg:width="0.389cm" svg:height="0.466cm" svg:x="5.669cm" svg:y="2.441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2.942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3.332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3.722cm" svg:y="2.907cm"><text:p/><draw:enhanced-geometry svg:viewBox="0 0 21600 21600" draw:type="rectangle" draw:enhanced-path="M 0 0 L 21600 0 21600 21600 0 21600 0 0 Z N"/></draw:custom-shape><draw:custom-shape draw:style-name="gr69" draw:text-style-name="P110" svg:width="0.389cm" svg:height="0.47cm" svg:x="4.111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4.5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4.889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5.279cm" svg:y="2.907cm"><text:p/><draw:enhanced-geometry svg:viewBox="0 0 21600 21600" draw:type="rectangle" draw:enhanced-path="M 0 0 L 21600 0 21600 21600 0 21600 0 0 Z N"/></draw:custom-shape><draw:custom-shape draw:style-name="gr69" draw:text-style-name="P110" svg:width="0.389cm" svg:height="0.47cm" svg:x="5.669cm" svg:y="2.907cm"><text:p/><draw:enhanced-geometry svg:viewBox="0 0 21600 21600" draw:type="rectangle" draw:enhanced-path="M 0 0 L 21600 0 21600 21600 0 21600 0 0 Z N"/></draw:custom-shape><draw:custom-shape draw:style-name="gr67" draw:text-style-name="P110" svg:width="0.389cm" svg:height="0.468cm" svg:x="6.32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6.708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7.098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7.488cm" svg:y="1.974cm"><text:p/><draw:enhanced-geometry svg:viewBox="0 0 21600 21600" draw:type="rectangle" draw:enhanced-path="M 0 0 L 21600 0 21600 21600 0 21600 0 0 Z N"/></draw:custom-shape><draw:custom-shape draw:style-name="gr67" draw:text-style-name="P110" svg:width="0.389cm" svg:height="0.468cm" svg:x="7.877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8.265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8.655cm" svg:y="1.974cm"><text:p/><draw:enhanced-geometry svg:viewBox="0 0 21600 21600" draw:type="rectangle" draw:enhanced-path="M 0 0 L 21600 0 21600 21600 0 21600 0 0 Z N"/></draw:custom-shape><draw:custom-shape draw:style-name="gr67" draw:text-style-name="P110" svg:width="0.391cm" svg:height="0.468cm" svg:x="9.045cm" svg:y="1.974cm"><text:p/><draw:enhanced-geometry svg:viewBox="0 0 21600 21600" draw:type="rectangle" draw:enhanced-path="M 0 0 L 21600 0 21600 21600 0 21600 0 0 Z N"/></draw:custom-shape><draw:custom-shape draw:style-name="gr68" draw:text-style-name="P110" svg:width="0.389cm" svg:height="0.466cm" svg:x="6.32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6.708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7.098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7.488cm" svg:y="2.441cm"><text:p/><draw:enhanced-geometry svg:viewBox="0 0 21600 21600" draw:type="rectangle" draw:enhanced-path="M 0 0 L 21600 0 21600 21600 0 21600 0 0 Z N"/></draw:custom-shape><draw:custom-shape draw:style-name="gr68" draw:text-style-name="P110" svg:width="0.389cm" svg:height="0.466cm" svg:x="7.877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8.265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8.655cm" svg:y="2.441cm"><text:p/><draw:enhanced-geometry svg:viewBox="0 0 21600 21600" draw:type="rectangle" draw:enhanced-path="M 0 0 L 21600 0 21600 21600 0 21600 0 0 Z N"/></draw:custom-shape><draw:custom-shape draw:style-name="gr68" draw:text-style-name="P110" svg:width="0.391cm" svg:height="0.466cm" svg:x="9.045cm" svg:y="2.441cm"><text:p/><draw:enhanced-geometry svg:viewBox="0 0 21600 21600" draw:type="rectangle" draw:enhanced-path="M 0 0 L 21600 0 21600 21600 0 21600 0 0 Z N"/></draw:custom-shape><draw:custom-shape draw:style-name="gr69" draw:text-style-name="P110" svg:width="0.389cm" svg:height="0.47cm" svg:x="6.32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6.708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7.098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7.488cm" svg:y="2.907cm"><text:p/><draw:enhanced-geometry svg:viewBox="0 0 21600 21600" draw:type="rectangle" draw:enhanced-path="M 0 0 L 21600 0 21600 21600 0 21600 0 0 Z N"/></draw:custom-shape><draw:custom-shape draw:style-name="gr69" draw:text-style-name="P110" svg:width="0.389cm" svg:height="0.47cm" svg:x="7.877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8.265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8.655cm" svg:y="2.907cm"><text:p/><draw:enhanced-geometry svg:viewBox="0 0 21600 21600" draw:type="rectangle" draw:enhanced-path="M 0 0 L 21600 0 21600 21600 0 21600 0 0 Z N"/></draw:custom-shape><draw:custom-shape draw:style-name="gr69" draw:text-style-name="P110" svg:width="0.391cm" svg:height="0.47cm" svg:x="9.045cm" svg:y="2.907cm"><text:p/><draw:enhanced-geometry svg:viewBox="0 0 21600 21600" draw:type="rectangle" draw:enhanced-path="M 0 0 L 21600 0 21600 21600 0 21600 0 0 Z N"/></draw:custom-shape></draw:g><text:span text:style-name="_5f_Caractères_5f_gras">Méthode 3 : </text:span><text:span text:style-name="_5f_Caractères">Colorie en rouge </text:span><text:span text:style-name="_5f_Caractères"><draw:frame draw:style-name="fr5" draw:name="Object154" text:anchor-type="as-char" svg:y="-0.526cm" svg:width="0.716cm" svg:height="0.87cm" draw:z-index="56"><draw:object xlink:href="./Object 218" xlink:type="simple" xlink:show="embed" xlink:actuate="onLoad"/><draw:image xlink:href="./ObjectReplacements/Object 218" xlink:type="simple" xlink:show="embed" xlink:actuate="onLoad"/><svg:desc>formula</svg:desc></draw:frame></text:span><text:span text:style-name="_5f_Caractères"><text:s/>de la surface du premier rectangle et en bleu </text:span><text:span text:style-name="_5f_Caractères"><draw:frame draw:style-name="fr5" draw:name="Object155" text:anchor-type="as-char" svg:y="-0.526cm" svg:width="0.492cm" svg:height="0.87cm" draw:z-index="57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_5f_Caractères"><text:s/>de la surface du deuxième.</text:span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84255662666379" text:continue-list="list84255143130620" text:style-name="_5f_Numérotation_20_des_20_exercices">
        <text:list-item>
          <text:list>
            <text:list-item text:start-value="1">
              <text:p text:style-name="P105"><text:span text:style-name="_5f_Caractères">Combien de carrés rouges as-tu coloriés ? </text:span><text:span text:style-name="_5f_pointillés_20_gris">……</text:span></text:p>
            </text:list-item>
            <text:list-item>
              <text:p text:style-name="P105"><text:span text:style-name="_5f_Caractères">Combien de carrés bleus as-tu coloriés ?</text:span><text:span text:style-name="_5f_pointillés_20_gris">………</text:span></text:p>
            </text:list-item>
            <text:list-item>
              <text:p text:style-name="_5f_Paragraphe_5f_Réponse_5f_Elève_5f_Fraction"><text:span text:style-name="Character_5f_20_5f_style">Complète : </text:span><text:span text:style-name="Character_5f_20_5f_style"><draw:frame draw:style-name="fr5" draw:name="Object156" text:anchor-type="as-char" svg:y="-0.526cm" svg:width="0.716cm" svg:height="0.87cm" draw:z-index="58"><draw:object xlink:href="./Object 220" xlink:type="simple" xlink:show="embed" xlink:actuate="onLoad"/><draw:image xlink:href="./ObjectReplacements/Object 220" xlink:type="simple" xlink:show="embed" xlink:actuate="onLoad"/><svg:desc>formula</svg:desc></draw:frame></text:span><text:span text:style-name="_5f_pointillés_20_gris">……</text:span><text:span text:style-name="Character_5f_20_5f_style"><draw:frame draw:style-name="fr5" draw:name="Object157" text:anchor-type="as-char" svg:y="-0.526cm" svg:width="0.492cm" svg:height="0.87cm" draw:z-index="59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63%" draw:distance="41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 style:list-style-name="_5f_Numérotation_20_des_20_exercices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1" style:family="paragraph" style:parent-style-name="_5f_Header_20_N_20_page_20_impaire_20__28_D_29_">
      <style:text-properties officeooo:rsid="02757f12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6" style:family="paragraph" style:parent-style-name="Header">
      <style:paragraph-properties fo:text-align="start" style:justify-single-word="false"/>
      <style:text-properties officeooo:paragraph-rsid="0289fb01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9" style:family="paragraph" style:parent-style-name="Footer">
      <style:text-properties officeooo:paragraph-rsid="00d4df5c"/>
    </style:style>
    <style:style style:name="MP30" style:family="paragraph" style:parent-style-name="_5f_Header_20_N_20_page_20_impaire_20__28_D_29_">
      <style:paragraph-properties fo:text-align="start" style:justify-single-word="false"/>
    </style:style>
    <style:style style:name="MP31" style:family="paragraph" style:parent-style-name="Footer">
      <style:paragraph-properties fo:text-align="end" style:justify-single-word="false"/>
      <style:text-properties officeooo:paragraph-rsid="00d4df5c"/>
    </style:style>
    <style:style style:name="MP32" style:family="paragraph" style:parent-style-name="Footer">
      <style:paragraph-properties fo:text-align="start" style:justify-single-word="false"/>
      <style:text-properties officeooo:paragraph-rsid="00d4df5c"/>
    </style:style>
    <style:style style:name="MP33" style:family="paragraph" style:parent-style-name="_5f_Header_20_G_20_page_20_impaire_20__28_D_29_">
      <style:text-properties officeooo:paragraph-rsid="01259ec2"/>
    </style:style>
    <style:style style:name="MP34" style:family="paragraph" style:parent-style-name="_5f_Header_20_G_20_page_20_paire_20__28_G_29_">
      <style:text-properties officeooo:paragraph-rsid="00eb2abc"/>
    </style:style>
    <style:style style:name="MP3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Footer_20_page_20_paire_20__28_G_29_">
      <style:text-properties fo:font-size="9pt" style:font-size-asian="9pt" style:font-size-complex="9pt"/>
    </style:style>
    <style:style style:name="MP3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0" style:family="paragraph" style:parent-style-name="Header">
      <style:paragraph-properties fo:text-align="center" style:justify-single-word="false"/>
      <style:text-properties officeooo:paragraph-rsid="00ab054e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 style:parent-style-name="_5f_Header_20_G_20_page_20_paire_20__28_G_29_">
      <style:paragraph-properties fo:text-align="start" style:justify-single-word="false"/>
    </style:style>
    <style:style style:name="MP43" style:family="paragraph" style:parent-style-name="Footer">
      <style:text-properties officeooo:paragraph-rsid="030c4d7d"/>
    </style:style>
    <style:style style:name="MP44" style:family="paragraph" style:parent-style-name="_5f_Header_20_G_20_page_20_paire_20__28_G_29_">
      <style:text-properties officeooo:paragraph-rsid="0334a5be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Footer">
      <style:text-properties officeooo:paragraph-rsid="008d016c"/>
    </style:style>
    <style:style style:name="MP4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3" style:family="paragraph" style:parent-style-name="Footer">
      <style:text-properties officeooo:paragraph-rsid="010f7046"/>
    </style:style>
    <style:style style:name="MP54" style:family="paragraph" style:parent-style-name="Footer">
      <style:text-properties officeooo:paragraph-rsid="01120261"/>
    </style:style>
    <style:style style:name="MP55" style:family="paragraph" style:parent-style-name="Header">
      <style:paragraph-properties fo:margin-left="0cm" fo:margin-right="0cm" fo:text-indent="0cm" style:auto-text-indent="false"/>
    </style:style>
    <style:style style:name="MP5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65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64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91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92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94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9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97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6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256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53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98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4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5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250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244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45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42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9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0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99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200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68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7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5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87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72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83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84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2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3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76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94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79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80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90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5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7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78" draw:name="Shape3_24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header-left>
        <text:p text:style-name="MP19"><draw:line text:anchor-type="paragraph" draw:z-index="188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66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9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93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94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path text:anchor-type="paragraph" draw:z-index="60" draw:name="Shape1_0" draw:style-name="Mgr6" draw:text-style-name="MP15" svg:width="4.329cm" svg:height="2.238cm" svg:x="-1.599cm" svg:y="-3.001cm" svg:viewBox="0 0 4330 2239" svg:d="M0 2239l3984-288c209-15 363-167 345-342l-170-1609h-4159z"><text:p/></draw:path><draw:line text:anchor-type="paragraph" draw:z-index="392" draw:name="Shape3_8" draw:style-name="Mgr1" draw:text-style-name="MP2" svg:x1="14.31cm" svg:y1="0.395cm" svg:x2="20.496cm" svg:y2="0.36cm"><text:p/></draw:line><draw:g text:anchor-type="paragraph" draw:z-index="396" draw:name="Shape4_34" draw:style-name="Mgr7"><draw:path draw:style-name="Mgr3" draw:text-style-name="MP5" svg:width="0.855cm" svg:height="1.172cm" svg:x="-0.097cm" svg:y="27.526cm" svg:viewBox="0 0 856 1173" svg:d="M856 1173h-856v-991c0-100 79-182 175-182h505c97 0 176 82 176 182z"><text:p/></draw:path></draw:g>Fractions, décimaux et comparaison</text:p>
      </style:header>
      <style:header-left>
        <text:p text:style-name="MP22"><draw:line text:anchor-type="paragraph" draw:z-index="234" draw:name="Shape3_25" draw:style-name="Mgr1" draw:text-style-name="MP2" svg:x1="17.736cm" svg:y1="0.376cm" svg:x2="20.496cm" svg:y2="0.36cm"><text:p/></draw:line><draw:path text:anchor-type="paragraph" draw:z-index="395" draw:name="Shape1_2" draw:style-name="Mgr6" draw:text-style-name="MP15" svg:width="4.329cm" svg:height="2.238cm" svg:x="-1.5cm" svg:y="-3.001cm" svg:viewBox="0 0 4330 2239" svg:d="M0 2239l3984-288c209-15 363-167 345-342l-170-1609h-4159z"><text:p/></draw:path><text:span text:style-name="MT17">Fractions</text:span> : <text:span text:style-name="MT17">Fractions, décimaux et comparaison</text:span></text:p>
      </style:header-left>
      <style:footer>
        <text:h text:style-name="_5f_Footer_20_page_20_paire_20__28_G_29_" text:outline-level="1"><draw:frame draw:style-name="Mfr3" draw:name="Frame70" text:anchor-type="paragraph" svg:x="1.348cm" svg:y="-0.06cm" draw:z-index="61"><draw:text-box fo:min-height="0.499cm" fo:min-width="7.096cm"><draw:frame draw:style-name="Mfr2" draw:name="Frame2301" text:anchor-type="frame" svg:x="0.45cm" svg:y="0.079cm" svg:width="0.817cm" draw:z-index="62"><draw:text-box fo:min-height="0.355cm"><text:h text:style-name="_5f_Footer_20_page_20_paire_20__28_G_29_" text:outline-level="1"/></draw:text-box></draw:frame><text:p text:style-name="MP23"><text:span text:style-name="MT12">F</text:span>ractions : fractions, décimaux et comparaison</text:p></draw:text-box></draw:frame><text:page-number text:select-page="current">140</text:page-number></text:h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0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1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4"><draw:path text:anchor-type="paragraph" draw:z-index="222" draw:name="Shape1_4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223" draw:name="Shape3_9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>
      <style:header-left>
        <text:p text:style-name="MP24"><draw:path text:anchor-type="paragraph" draw:z-index="224" draw:name="Shape1_8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226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228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9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0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6"><draw:path text:anchor-type="paragraph" draw:z-index="374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75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377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8"><draw:line text:anchor-type="paragraph" draw:z-index="211" draw:name="Shape3_10" draw:style-name="Mgr1" draw:text-style-name="MP2" svg:x1="10.308cm" svg:y1="0.388cm" svg:x2="20.496cm" svg:y2="0.36cm"><text:p/></draw:line><draw:path text:anchor-type="paragraph" draw:z-index="213" draw:name="Shape1_6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>
      <style:header-left>
        <text:p text:style-name="MP28"><draw:line text:anchor-type="paragraph" draw:z-index="215" draw:name="Shape3_27" draw:style-name="Mgr1" draw:text-style-name="MP2" svg:x1="10.308cm" svg:y1="0.388cm" svg:x2="20.496cm" svg:y2="0.36cm"><text:p/></draw:line><draw:path text:anchor-type="paragraph" draw:z-index="216" draw:name="Shape1_9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17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7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8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206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4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3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0">Calculer : <text:span text:style-name="MT22">Multiplier</text:span> </text:p>
      </style:header>
      <style:header-left>
        <text:p text:style-name="MP30">Calculer : <text:span text:style-name="MT22">Multiplier</text:span> </text:p>
      </style:header-left>
      <style:footer>
        <text:p text:style-name="MP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38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3">Multiplier</text:span></text:p></draw:text-box></draw:frame><draw:g text:anchor-type="paragraph" draw:z-index="340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5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315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6">diviser</text:span></text:p></draw:text-box></draw:frame><draw:g text:anchor-type="paragraph" draw:z-index="323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3"><text:span text:style-name="MT27">G</text:span>éométrie plane : Parallèles, perpendiculaires,<text:line-break/> distances</text:p>
      </style:header>
      <style:header-left>
        <text:p text:style-name="MP34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308" draw:name="Shape4_59" draw:style-name="Mgr2"><draw:path draw:style-name="Mgr8" draw:text-style-name="MP3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6" text:outline-level="1"><text:span text:style-name="MT34">G</text:span>éométrie plane : Parallèles, perpendiculaires, distances</text:h></draw:text-box></draw:frame><draw:g text:anchor-type="paragraph" draw:z-index="311" draw:name="Shape4_62" draw:style-name="Mgr2"><draw:path draw:style-name="Mgr8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301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36">critères de divisibilité</text:span></text:p></draw:text-box></draw:frame><draw:g text:anchor-type="paragraph" draw:z-index="304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5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0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82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83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85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86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63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40">priorités opératoires</text:span></text:p></draw:text-box></draw:frame><draw:g text:anchor-type="paragraph" draw:z-index="265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7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9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9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3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62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Résoudre des problèmes</text:p></draw:text-box></draw:frame><draw:g text:anchor-type="paragraph" draw:z-index="266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54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55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91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48" draw:name="Shape4_11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49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43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46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75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39" draw:name="Shape4_7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41" draw:name="Shape4_7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72" draw:name="Shape3_7" draw:style-name="Mgr9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2"><draw:line text:anchor-type="paragraph" draw:z-index="373" draw:name="Shape3_29" draw:style-name="Mgr9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4"><draw:line text:anchor-type="paragraph" draw:z-index="99" draw:name="Shape3_33" draw:style-name="Mgr9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88" draw:name="Shape3_35" draw:style-name="Mgr9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0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3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59" draw:name="Shape3_30" draw:style-name="Mgr9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58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78" draw:name="Shape3_31" draw:style-name="Mgr9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0" draw:name="Shape3_32" draw:style-name="Mgr9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3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84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6" draw:name="Shape3_34" draw:style-name="Mgr9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76" draw:name="Shape3_36" draw:style-name="Mgr9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78" draw:name="Shape3_0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80" draw:name="Shape3_18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83" draw:name="Shape4_103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4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5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270" draw:name="Shape4_22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272" draw:name="Shape4_87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<draw:g text:anchor-type="paragraph" draw:z-index="267" draw:name="Shape4_73" draw:style-name="Mgr2"><draw:path draw:style-name="Mgr4" draw:text-style-name="MP3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68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350" draw:name="Shape4_2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371" draw:name="Shape4_99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36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4"><text:span text:style-name="MT80">Proportionnalité et pourcentages : </text:span><text:span text:style-name="MT79">pourcentages</text:span></text:p></draw:text-box></draw:frame><draw:g text:anchor-type="paragraph" draw:z-index="337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9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5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201" draw:name="Shape4_94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53" draw:name="Shape4_95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52" draw:name="Shape4_96" draw:style-name="Mgr2"><draw:path draw:style-name="Mgr11" draw:text-style-name="MP4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6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5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59" draw:name="Shape3_11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51" draw:name="Shape3_20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96" draw:name="Shape4_113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2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1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65" draw:name="Shape3_16" draw:style-name="Mgr10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5"><draw:line text:anchor-type="paragraph" draw:z-index="164" draw:name="Shape3_17" draw:style-name="Mgr10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84" draw:name="Shape4_107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4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6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6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214" draw:name="Shape4_109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/text:p>
      </style:footer>
      <style:footer-left>
        <text:p text:style-name="MP56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draw:g text:anchor-type="paragraph" draw:z-index="145" draw:name="Shape4_122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95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9">Conversions d’unités : longueurs</text:p></draw:text-box></draw:frame><draw:g text:anchor-type="paragraph" draw:z-index="288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92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294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84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6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147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6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317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28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204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150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9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81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75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3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47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67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71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8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327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70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112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4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14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18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116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6">Conversions d’unités : </text:span><text:span text:style-name="MT109">Problèmes</text:span></text:p>
      </style:header>
      <style:header-left>
        <text:p text:style-name="MP63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86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2"><text:span text:style-name="MT92">Conversions d’unités : </text:span><text:span text:style-name="MT110">problèmes</text:span></text:p></draw:text-box></draw:frame><draw:g text:anchor-type="paragraph" draw:z-index="120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2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1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2"><text:s text:c="15"/>A</text:span>ires : Aire et unité</text:p>
      </style:header>
      <style:header-left>
        <text:p text:style-name="MP64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70" draw:name="Shape4_157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63" draw:name="Shape4_216" draw:style-name="Mgr2"><draw:path draw:style-name="Mgr8" draw:text-style-name="MP3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64" draw:name="Shape4_217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61" draw:name="Shape4_21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62" draw:name="Shape4_21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235" draw:name="Shape4_211" draw:style-name="Mgr2"><draw:path draw:style-name="Mgr8" draw:text-style-name="MP35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202" draw:name="Shape4_212" draw:style-name="Mgr2"><draw:path draw:style-name="Mgr8" draw:text-style-name="MP35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header-left>
        <text:p text:style-name="MP68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64" draw:name="Shape4_209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51" draw:name="Shape4_210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227" draw:name="Shape4_204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47" draw:name="Shape4_206" draw:style-name="Mgr2"><draw:path draw:style-name="Mgr8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52" draw:name="Shape4_205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95" draw:name="Shape4_15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54" draw:name="Shape4_15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89" draw:name="Shape4_15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25" draw:name="Shape4_149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09" draw:name="Shape4_150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89" draw:name="Shape4_20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37" draw:name="Shape4_203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61" draw:name="Shape4_200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38" draw:name="Shape4_201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99" draw:name="Shape4_194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76" draw:name="Shape4_195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55" draw:name="Shape4_192" draw:style-name="Mgr2"><draw:path draw:style-name="Mgr8" draw:text-style-name="MP3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<text:span text:style-name="MT8">Repères du plan : se </text:span><text:span text:style-name="MT136">déplacer</text:span></text:p></draw:text-box></draw:frame><draw:g text:anchor-type="paragraph" draw:z-index="321" draw:name="Shape4_193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80" draw:name="Shape4_19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81" draw:name="Shape4_19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5">Repères du plan : Se repérer</text:p></draw:text-box></draw:frame><draw:g text:anchor-type="paragraph" draw:z-index="367" draw:name="Shape4_117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Repères du plan : se repérer</text:p></draw:text-box></draw:frame><draw:g text:anchor-type="paragraph" draw:z-index="368" draw:name="Shape4_189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57" draw:name="Shape4_179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346" draw:name="Shape7_8" draw:style-name="Mgr10" draw:text-style-name="MP2" svg:x1="9.042cm" svg:y1="0.36cm" svg:x2="20.461cm" svg:y2="0.36cm"><text:p/></draw:line><draw:path text:anchor-type="paragraph" draw:z-index="348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349" draw:name="Shape6_2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8"><draw:line text:anchor-type="paragraph" draw:z-index="351" draw:name="Shape7_9" draw:style-name="Mgr10" draw:text-style-name="MP2" svg:x1="9.042cm" svg:y1="0.36cm" svg:x2="20.461cm" svg:y2="0.36cm"><text:p/></draw:line><draw:path text:anchor-type="paragraph" draw:z-index="352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353" draw:name="Shape6_5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56" draw:name="Shape8_5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45" draw:name="Shape4_178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1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2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39" draw:name="Shape4_169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3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5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9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1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26" draw:name="Shape4_173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314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316" draw:name="Shape6_3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18" draw:name="Shape7_6" draw:style-name="Mgr10" draw:text-style-name="MP2" svg:x1="9.042cm" svg:y1="0.36cm" svg:x2="20.461cm" svg:y2="0.36cm"><text:p/></draw:line>T<text:span text:style-name="MT139">itre de la série</text:span></text:p>
      </style:header>
      <style:header-left>
        <text:p text:style-name="MP78"><draw:path text:anchor-type="paragraph" draw:z-index="319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320" draw:name="Shape6_4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22" draw:name="Shape7_3" draw:style-name="Mgr10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324" draw:name="Shape8_4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1774122485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312" draw:name="Shape4_174" draw:style-name="Mgr2"><draw:path draw:style-name="Mgr11" draw:text-style-name="MP4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4254082018368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313" draw:name="Shape4_175" draw:style-name="Mgr2"><draw:path draw:style-name="Mgr11" draw:text-style-name="MP4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309" draw:name="Shape4_196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310" draw:name="Shape4_197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306" draw:name="Shape4_198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307" draw:name="Shape4_199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303" draw:name="Shape4_165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7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8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3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2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90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104" draw:name="Shape4_161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108" draw:name="Shape10_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106" draw:name="Shape10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133" draw:name="Shape4_207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111" draw:name="Shape4_208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path text:anchor-type="paragraph" draw:z-index="140" draw:name="Shape7" draw:style-name="Mgr14" draw:text-style-name="MP99" svg:width="4.329cm" svg:height="2.24cm" svg:x="-1.499cm" svg:y="-1cm" svg:viewBox="0 0 4330 2241" svg:d="M0 2241l3984-288c209-15 363-168 345-342l-170-1611h-4159z"><text:p/></draw:path><draw:frame text:anchor-type="paragraph" draw:z-index="139" draw:name="Shape8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136" draw:name="Shape9" draw:style-name="Mgr9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82" draw:name="Shape1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141" draw:name="Shape4_215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43" draw:name="Shape4_218" draw:style-name="Mgr2"><draw:path draw:style-name="Mgr8" draw:text-style-name="MP3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124" draw:name="Shape4_219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123" draw:name="Shape4_22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126" draw:name="Shape10_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125" draw:name="Shape10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128" draw:name="Shape4_22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130" draw:name="Shape4_3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4">solides : Vocabulaire, NatuRE</text:p></draw:text-box></draw:frame><draw:g text:anchor-type="paragraph" draw:z-index="129" draw:name="Shape4_0" draw:style-name="Mgr2"><draw:path draw:style-name="Mgr8" draw:text-style-name="MP3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header-left>
        <text:p text:style-name="MP70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389" draw:name="Shape4_225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31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127" draw:name="Shape4_224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132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388" draw:name="Shape4_22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42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135" draw:name="Shape4_22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137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76" draw:name="Shape4_0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34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09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10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101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107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8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19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113" draw:name="Shape4_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115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78" draw:name="Shape4_226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7">Symétrie axiale : constructions</text:p></draw:text-box></draw:frame><draw:g text:anchor-type="paragraph" draw:z-index="158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72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69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79" draw:name="Shape4_0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48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60" draw:name="Shape4_3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63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54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57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387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77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81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82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379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80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6H11M55S</meta:editing-duration>
    <meta:editing-cycles>294</meta:editing-cycles>
    <meta:generator>LibreOffice/7.1.5.2$Windows_X86_64 LibreOffice_project/85f04e9f809797b8199d13c421bd8a2b025d52b5</meta:generator>
    <dc:date>2021-09-01T08:42:50.862000000</dc:date>
    <meta:document-statistic meta:table-count="0" meta:image-count="0" meta:object-count="59" meta:page-count="1" meta:paragraph-count="774" meta:word-count="2904" meta:character-count="18675" meta:non-whitespace-character-count="16161"/>
    <meta:template xlink:type="simple" xlink:actuate="onRequest" xlink:title="Modele_cahier_numerique" xlink:href="../Modele_cahier_numerique.ott" meta:date="2021-06-26T11:37:57.266475964"/>
  </office:meta>
</office:document-meta>
</file>

<file path=Object 139/content.xml><?xml version="1.0" encoding="utf-8"?>
<math xmlns="http://www.w3.org/1998/Math/MathML" display="block">
  <semantics>
    <mstyle mathsize="10pt">
      <mfrac>
        <mn>72</mn>
        <mn>100</mn>
      </mfrac>
    </mstyle>
    <annotation encoding="StarMath 5.0">size 10{{72}over{100}}</annotation>
  </semantics>
</math>
</file>

<file path=Object 14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1/content.xml><?xml version="1.0" encoding="utf-8"?>
<math xmlns="http://www.w3.org/1998/Math/MathML" display="block">
  <semantics>
    <mstyle mathsize="10pt">
      <mfrac>
        <mn>622</mn>
        <mrow>
          <mn>1</mn>
          <mspace width="0.5em"/>
          <mn>000</mn>
        </mrow>
      </mfrac>
    </mstyle>
    <annotation encoding="StarMath 5.0">size 10{{622}over{1`000}}</annotation>
  </semantics>
</math>
</file>

<file path=Object 14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3/content.xml><?xml version="1.0" encoding="utf-8"?>
<math xmlns="http://www.w3.org/1998/Math/MathML" display="block">
  <semantics>
    <mstyle mathsize="10pt">
      <mfrac>
        <mn>2</mn>
        <mn>10</mn>
      </mfrac>
    </mstyle>
    <annotation encoding="StarMath 5.0">size 10{{2}over{10}}</annotation>
  </semantics>
</math>
</file>

<file path=Object 14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5/content.xml><?xml version="1.0" encoding="utf-8"?>
<math xmlns="http://www.w3.org/1998/Math/MathML" display="block">
  <semantics>
    <mstyle mathsize="10pt">
      <mfrac>
        <mn>205</mn>
        <mn>100</mn>
      </mfrac>
    </mstyle>
    <annotation encoding="StarMath 5.0">size 10{{205}over{100}}</annotation>
  </semantics>
</math>
</file>

<file path=Object 14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7/content.xml><?xml version="1.0" encoding="utf-8"?>
<math xmlns="http://www.w3.org/1998/Math/MathML" display="block">
  <semantics>
    <mstyle mathvariant="bold-italic">
      <mstyle mathsize="10pt">
        <mfrac>
          <mn>15</mn>
          <mn>10</mn>
        </mfrac>
      </mstyle>
    </mstyle>
    <annotation encoding="StarMath 5.0">bold{ital{size 10{{15}over{10}}}}</annotation>
  </semantics>
</math>
</file>

<file path=Object 148/content.xml><?xml version="1.0" encoding="utf-8"?>
<math xmlns="http://www.w3.org/1998/Math/MathML" display="block">
  <semantics>
    <mstyle mathvariant="bold-italic">
      <mstyle mathsize="10pt">
        <mfrac>
          <mn>5</mn>
          <mn>10</mn>
        </mfrac>
      </mstyle>
    </mstyle>
    <annotation encoding="StarMath 5.0">bold{ital{size 10{{5}over{10}}}}</annotation>
  </semantics>
</math>
</file>

<file path=Object 149/content.xml><?xml version="1.0" encoding="utf-8"?>
<math xmlns="http://www.w3.org/1998/Math/MathML" display="block">
  <semantics>
    <mstyle mathsize="10pt">
      <mfrac>
        <mn>720</mn>
        <mn>100</mn>
      </mfrac>
    </mstyle>
    <annotation encoding="StarMath 5.0">size 10{{720}over{100}}</annotation>
  </semantics>
</math>
</file>

<file path=Object 15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1/content.xml><?xml version="1.0" encoding="utf-8"?>
<math xmlns="http://www.w3.org/1998/Math/MathML" display="block">
  <semantics>
    <mstyle mathsize="10pt">
      <mfrac>
        <mn>112</mn>
        <mn>10</mn>
      </mfrac>
    </mstyle>
    <annotation encoding="StarMath 5.0">size 10{ { 112 over 10 } }</annotation>
  </semantics>
</math>
</file>

<file path=Object 15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3/content.xml><?xml version="1.0" encoding="utf-8"?>
<math xmlns="http://www.w3.org/1998/Math/MathML" display="block">
  <semantics>
    <mstyle mathsize="10pt">
      <mfrac>
        <mrow>
          <mn>1</mn>
          <mspace width="0.5em"/>
          <mn>029</mn>
        </mrow>
        <mrow>
          <mn>1</mn>
          <mspace width="0.5em"/>
          <mn>000</mn>
        </mrow>
      </mfrac>
    </mstyle>
    <annotation encoding="StarMath 5.0">size 10{{1`029}over{1`000}}</annotation>
  </semantics>
</math>
</file>

<file path=Object 154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..</mn>
        </mstyle>
      </mfrac>
    </mstyle>
    <annotation encoding="StarMath 5.0"> size 9 {color silver {......}  over color silver {........} }</annotation>
  </semantics>
</math>
</file>

<file path=Object 155/content.xml><?xml version="1.0" encoding="utf-8"?>
<math xmlns="http://www.w3.org/1998/Math/MathML" display="block">
  <semantics>
    <mstyle mathsize="10pt">
      <mfrac>
        <mn>17</mn>
        <mn>100</mn>
      </mfrac>
    </mstyle>
    <annotation encoding="StarMath 5.0">size 10{{17}over{100}}</annotation>
  </semantics>
</math>
</file>

<file path=Object 15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7/content.xml><?xml version="1.0" encoding="utf-8"?>
<math xmlns="http://www.w3.org/1998/Math/MathML" display="block">
  <semantics>
    <mstyle mathsize="10pt">
      <mfrac>
        <mrow>
          <mn>7</mn>
          <mspace width="0.5em"/>
          <mn>000</mn>
        </mrow>
        <mn>100</mn>
      </mfrac>
    </mstyle>
    <annotation encoding="StarMath 5.0">size 10{{7`000}over{100}}</annotation>
  </semantics>
</math>
</file>

<file path=Object 159/content.xml><?xml version="1.0" encoding="utf-8"?>
<math xmlns="http://www.w3.org/1998/Math/MathML" display="block">
  <semantics>
    <mstyle mathsize="10pt">
      <mfrac>
        <mn>748</mn>
        <mn>10</mn>
      </mfrac>
    </mstyle>
    <annotation encoding="StarMath 5.0">size 10{{748}over{10}}</annotation>
  </semantics>
</math>
</file>

<file path=Object 16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=</mo>
          <mspace width="0.5em"/>
        </mrow>
        <mfrac>
          <mstyle color="silver">
            <mn>....</mn>
          </mstyle>
          <mn>8</mn>
        </mfrac>
      </mrow>
    </mstyle>
    <annotation encoding="StarMath 5.0">size 10{{3}over{4}` =`{ color silver {....} over 8 }}</annotation>
  </semantics>
</math>
</file>

<file path=Object 161/content.xml><?xml version="1.0" encoding="utf-8"?>
<math xmlns="http://www.w3.org/1998/Math/MathML" display="block">
  <semantics>
    <mstyle mathsize="10pt">
      <mfrac>
        <mrow>
          <mn>28</mn>
          <mspace width="0.5em"/>
          <mn>282</mn>
        </mrow>
        <mrow>
          <mn>1</mn>
          <mspace width="0.5em"/>
          <mn>000</mn>
        </mrow>
      </mfrac>
    </mstyle>
    <annotation encoding="StarMath 5.0">size 10{{28`282}over{1`000}}</annotation>
  </semantics>
</math>
</file>

<file path=Object 177/content.xml><?xml version="1.0" encoding="utf-8"?>
<math xmlns="http://www.w3.org/1998/Math/MathML" display="block">
  <semantics>
    <mstyle mathsize="10pt">
      <mfrac>
        <mn>18</mn>
        <mn>3</mn>
      </mfrac>
    </mstyle>
    <annotation encoding="StarMath 5.0">size 10{{18}over{3}}</annotation>
  </semantics>
</math>
</file>

<file path=Object 178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179/content.xml><?xml version="1.0" encoding="utf-8"?>
<math xmlns="http://www.w3.org/1998/Math/MathML" display="block">
  <semantics>
    <mstyle mathsize="10pt">
      <mfrac>
        <mn>183</mn>
        <mn>200</mn>
      </mfrac>
    </mstyle>
    <annotation encoding="StarMath 5.0">size 10{ { 183 over 200 } }</annotation>
  </semantics>
</math>
</file>

<file path=Object 180/content.xml><?xml version="1.0" encoding="utf-8"?>
<math xmlns="http://www.w3.org/1998/Math/MathML" display="block">
  <semantics>
    <mstyle mathsize="10pt">
      <mfrac>
        <mn>2</mn>
        <mn>5</mn>
      </mfrac>
    </mstyle>
    <annotation encoding="StarMath 5.0">size 10{{2}over{5}}</annotation>
  </semantics>
</math>
</file>

<file path=Object 181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82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183/content.xml><?xml version="1.0" encoding="utf-8"?>
<math xmlns="http://www.w3.org/1998/Math/MathML" display="block">
  <semantics>
    <mstyle mathsize="10pt">
      <mfrac>
        <mn>9</mn>
        <mn>4</mn>
      </mfrac>
    </mstyle>
    <annotation encoding="StarMath 5.0">size 10{{9}over{4}}</annotation>
  </semantics>
</math>
</file>

<file path=Object 184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}over{2}}</annotation>
  </semantics>
</math>
</file>

<file path=Object 188/content.xml><?xml version="1.0" encoding="utf-8"?>
<math xmlns="http://www.w3.org/1998/Math/MathML" display="block">
  <semantics>
    <mstyle mathsize="10pt">
      <mfrac>
        <mn>123</mn>
        <mn>9</mn>
      </mfrac>
    </mstyle>
    <annotation encoding="StarMath 5.0">size 10{{123}over{9}}</annotation>
  </semantics>
</math>
</file>

<file path=Object 189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90/content.xml><?xml version="1.0" encoding="utf-8"?>
<math xmlns="http://www.w3.org/1998/Math/MathML" display="block">
  <semantics>
    <mstyle mathsize="10pt">
      <mfrac>
        <mn>123</mn>
        <mn>9</mn>
      </mfrac>
    </mstyle>
    <annotation encoding="StarMath 5.0">size 10{{123}over{9}}</annotation>
  </semantics>
</math>
</file>

<file path=Object 191/content.xml><?xml version="1.0" encoding="utf-8"?>
<math xmlns="http://www.w3.org/1998/Math/MathML" display="block">
  <semantics>
    <mstyle mathsize="10pt">
      <mfrac>
        <mn>67</mn>
        <mn>12</mn>
      </mfrac>
    </mstyle>
    <annotation encoding="StarMath 5.0">size 10{{67}over{12}}</annotation>
  </semantics>
</math>
</file>

<file path=Object 192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93/content.xml><?xml version="1.0" encoding="utf-8"?>
<math xmlns="http://www.w3.org/1998/Math/MathML" display="block">
  <semantics>
    <mstyle mathsize="10pt">
      <mfrac>
        <mn>67</mn>
        <mn>12</mn>
      </mfrac>
    </mstyle>
    <annotation encoding="StarMath 5.0">size 10{ { 67 over 12 } }</annotation>
  </semantics>
</math>
</file>

<file path=Object 194/content.xml><?xml version="1.0" encoding="utf-8"?>
<math xmlns="http://www.w3.org/1998/Math/MathML" display="block">
  <semantics>
    <mstyle mathsize="10pt">
      <mfrac>
        <mn>59</mn>
        <mn>4</mn>
      </mfrac>
    </mstyle>
    <annotation encoding="StarMath 5.0">size 10{{59}over{4}}</annotation>
  </semantics>
</math>
</file>

<file path=Object 195/content.xml><?xml version="1.0" encoding="utf-8"?>
<math xmlns="http://www.w3.org/1998/Math/MathML" display="block">
  <semantics>
    <mstyle mathsize="10pt">
      <mfrac>
        <mn>45</mn>
        <mn>6</mn>
      </mfrac>
    </mstyle>
    <annotation encoding="StarMath 5.0">size 10{{45}over{6}}</annotation>
  </semantics>
</math>
</file>

<file path=Object 200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201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=</mo>
          <mspace width="0.5em"/>
        </mrow>
        <mfrac>
          <mstyle color="silver">
            <mn>....</mn>
          </mstyle>
          <mn>9</mn>
        </mfrac>
      </mrow>
    </mstyle>
    <annotation encoding="StarMath 5.0"> size 10{{ 2 over 3 }` =` { color silver {....} over 9 } }</annotation>
  </semantics>
</math>
</file>

<file path=Object 202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=</mo>
          <mspace width="0.5em"/>
        </mrow>
        <mfrac>
          <mstyle color="silver">
            <mn>....</mn>
          </mstyle>
          <mn>6</mn>
        </mfrac>
      </mrow>
    </mstyle>
    <annotation encoding="StarMath 5.0">size 10{{2}over{3} `=` { color silver {....} over 6 }}</annotation>
  </semantics>
</math>
</file>

<file path=Object 203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=</mo>
          <mspace width="0.5em"/>
        </mrow>
        <mfrac>
          <mstyle color="silver">
            <mn>....</mn>
          </mstyle>
          <mn>18</mn>
        </mfrac>
      </mrow>
    </mstyle>
    <annotation encoding="StarMath 5.0">size 10{{2}over{3} `=` { color silver {....} over 18 }}</annotation>
  </semantics>
</math>
</file>

<file path=Object 204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{3}over{4}}</annotation>
  </semantics>
</math>
</file>

<file path=Object 206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=</mo>
          <mspace width="0.5em"/>
        </mrow>
        <mfrac>
          <mstyle color="silver">
            <mn>....</mn>
          </mstyle>
          <mn>28</mn>
        </mfrac>
      </mrow>
    </mstyle>
    <annotation encoding="StarMath 5.0">size 10{{3}over{4}` =`{ color silver {....} over 28 }}</annotation>
  </semantics>
</math>
</file>

<file path=Object 210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211/content.xml><?xml version="1.0" encoding="utf-8"?>
<math xmlns="http://www.w3.org/1998/Math/MathML" display="block">
  <semantics>
    <mstyle mathsize="10pt">
      <mfrac>
        <mn>9</mn>
        <mn>8</mn>
      </mfrac>
    </mstyle>
    <annotation encoding="StarMath 5.0">size 10{{9}over{8}}</annotation>
  </semantics>
</math>
</file>

<file path=Object 212/content.xml><?xml version="1.0" encoding="utf-8"?>
<math xmlns="http://www.w3.org/1998/Math/MathML" display="block">
  <semantics>
    <mfrac>
      <mn>7</mn>
      <mn>12</mn>
    </mfrac>
    <annotation encoding="StarMath 5.0">{7}over{12}</annotation>
  </semantics>
</math>
</file>

<file path=Object 213/content.xml><?xml version="1.0" encoding="utf-8"?>
<math xmlns="http://www.w3.org/1998/Math/MathML" display="block">
  <semantics>
    <mfrac>
      <mn>9</mn>
      <mn>8</mn>
    </mfrac>
    <annotation encoding="StarMath 5.0">{9}over{8}</annotation>
  </semantics>
</math>
</file>

<file path=Object 214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15/content.xml><?xml version="1.0" encoding="utf-8"?>
<math xmlns="http://www.w3.org/1998/Math/MathML" display="block">
  <semantics>
    <mfrac>
      <mn>5</mn>
      <mn>8</mn>
    </mfrac>
    <annotation encoding="StarMath 5.0">{		5}over{8}</annotation>
  </semantics>
</math>
</file>

<file path=Object 216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{3}over{4}}</annotation>
  </semantics>
</math>
</file>

<file path=Object 217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size 10{{5}over{8}}</annotation>
  </semantics>
</math>
</file>

<file path=Object 218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219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size 10{{5}over{8}}</annotation>
  </semantics>
</math>
</file>

<file path=Object 220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221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size 10{{5}over{8}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